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svg:stroke-width="0.035cm" svg:stroke-color="#000000" draw:marker-start="Arrow" draw:marker-start-width="0.3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732cm" fo:min-width="6.824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548cm" fo:min-width="17.754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Fine_20_Dashe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682cm" fo:min-width="16.228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148cm" fo:min-width="14.198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78cm" fo:min-width="6.578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78cm" fo:min-width="17.782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 draw:opacity="0%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text-shadow="1pt 1pt"/>
    </style:style>
    <style:style style:name="P9" style:family="paragraph">
      <loext:graphic-properties draw:fill-color="#ffffff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321cm" svg:y1="-6.101cm" svg:x2="2.321cm" svg:y2="12.954cm">
          <text:p/>
        </draw:line>
        <draw:line draw:style-name="gr1" draw:text-style-name="P1" draw:layer="layout" svg:x1="25.514cm" svg:y1="-5.767cm" svg:x2="25.4cm" svg:y2="13.208cm">
          <text:p/>
        </draw:line>
        <draw:line draw:style-name="gr1" draw:text-style-name="P1" draw:layer="layout" svg:x1="14.378cm" svg:y1="-5.803cm" svg:x2="14.378cm" svg:y2="12.954cm">
          <text:p/>
        </draw:line>
        <draw:g>
          <svg:title>TexMaths</svg:title>
          <svg:desc>28§display§\fbox{SIM}§svg§600§FALSE§</svg:desc>
          <draw:polygon draw:style-name="gr2" draw:text-style-name="P2" draw:layer="layout" svg:width="2.474cm" svg:height="1.343cm" svg:x="1.111cm" svg:y="-7.111cm" svg:viewBox="0 0 2475 1344" draw:points="1238,1344 0,1344 0,0 2475,0 2475,1344">
            <text:p/>
          </draw:polygon>
          <draw:polygon draw:style-name="gr3" draw:text-style-name="P3" draw:layer="layout" svg:width="2.474cm" svg:height="0.041cm" svg:x="1.111cm" svg:y="-7.111cm" svg:viewBox="0 0 2475 42" draw:points="1238,42 0,42 0,0 2475,0 2475,42">
            <text:p/>
          </draw:polygon>
          <draw:polygon draw:style-name="gr3" draw:text-style-name="P3" draw:layer="layout" svg:width="0.041cm" svg:height="1.265cm" svg:x="1.111cm" svg:y="-7.072cm" svg:viewBox="0 0 42 1266" draw:points="22,1266 0,1266 0,0 42,0 42,1266">
            <text:p/>
          </draw:polygon>
          <draw:path draw:style-name="gr3" draw:text-style-name="P3" draw:layer="layout" svg:width="0.439cm" svg:height="0.719cm" svg:x="1.5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text-style-name="P3" draw:layer="layout" svg:width="0.301cm" svg:height="0.674cm" svg:x="2.018cm" svg:y="-6.775cm" svg:viewBox="0 0 302 675" svg:d="M196 78c0-36 3-47 81-47h25v-31c-33 3-112 3-151 3s-117 0-151-3v31h25c79 0 81 11 81 47v521c0 34-2 45-81 45h-25v31c34-3 112-3 151-3s118 0 151 3v-31h-25c-78 0-81-11-81-45z">
            <text:p/>
          </draw:path>
          <draw:path draw:style-name="gr3" draw:text-style-name="P3" draw:layer="layout" svg:width="0.831cm" svg:height="0.674cm" svg:x="2.379cm" svg:y="-6.775cm" svg:viewBox="0 0 832 675" svg:d="M202 22c-9-22-12-22-34-22h-168v31h22c79 0 79 11 79 47v493c0 28 0 73-101 73v31c34 0 84-3 115-3 33 0 81 3 117 3v-31c-103 0-103-45-103-73v-532h3l238 613c2 14 8 23 19 23 9 0 14-9 17-20l244-624v568c0 34-3 45-79 45h-22v31c36-3 103-3 140-3 39 0 106 0 143 3v-31h-26c-75 0-75-11-75-45v-521c0-36 0-47 75-47h26v-31h-168c-26 0-26 0-31 20l-219 554z">
            <text:p/>
          </draw:path>
          <draw:polygon draw:style-name="gr3" draw:text-style-name="P3" draw:layer="layout" svg:width="0.041cm" svg:height="1.265cm" svg:x="3.544cm" svg:y="-7.072cm" svg:viewBox="0 0 42 1266" draw:points="22,1266 0,1266 0,0 42,0 42,1266">
            <text:p/>
          </draw:polygon>
          <draw:polygon draw:style-name="gr3" draw:text-style-name="P3" draw:layer="layout" svg:width="2.474cm" svg:height="0.041cm" svg:x="1.111cm" svg:y="-5.809cm" svg:viewBox="0 0 2475 42" draw:points="1238,42 0,42 0,0 2475,0 2475,42">
            <text:p/>
          </draw:polygon>
        </draw:g>
        <draw:g>
          <svg:title>TexMaths</svg:title>
          <svg:desc>28§display§\fbox{SN}§svg§600§FALSE§</svg:desc>
          <draw:polygon draw:style-name="gr2" draw:text-style-name="P2" draw:layer="layout" svg:width="1.956cm" svg:height="1.343cm" svg:x="13.412cm" svg:y="-7.111cm" svg:viewBox="0 0 1957 1344" draw:points="977,1344 0,1344 0,0 1957,0 1957,1344">
            <text:p/>
          </draw:polygon>
          <draw:polygon draw:style-name="gr3" draw:text-style-name="P3" draw:layer="layout" svg:width="1.956cm" svg:height="0.041cm" svg:x="13.412cm" svg:y="-7.111cm" svg:viewBox="0 0 1957 42" draw:points="977,42 0,42 0,0 1957,0 1957,42">
            <text:p/>
          </draw:polygon>
          <draw:polygon draw:style-name="gr3" draw:text-style-name="P3" draw:layer="layout" svg:width="0.041cm" svg:height="1.265cm" svg:x="13.412cm" svg:y="-7.072cm" svg:viewBox="0 0 42 1266" draw:points="22,1266 0,1266 0,0 42,0 42,1266">
            <text:p/>
          </draw:polygon>
          <draw:path draw:style-name="gr3" draw:text-style-name="P3" draw:layer="layout" svg:width="0.439cm" svg:height="0.719cm" svg:x="13.801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text-style-name="P3" draw:layer="layout" svg:width="0.674cm" svg:height="0.674cm" svg:x="14.325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text-style-name="P3" draw:layer="layout" svg:width="0.041cm" svg:height="1.265cm" svg:x="15.327cm" svg:y="-7.072cm" svg:viewBox="0 0 42 1266" draw:points="22,1266 0,1266 0,0 42,0 42,1266">
            <text:p/>
          </draw:polygon>
          <draw:polygon draw:style-name="gr3" draw:text-style-name="P3" draw:layer="layout" svg:width="1.956cm" svg:height="0.041cm" svg:x="13.412cm" svg:y="-5.809cm" svg:viewBox="0 0 1957 42" draw:points="977,42 0,42 0,0 1957,0 1957,42">
            <text:p/>
          </draw:polygon>
        </draw:g>
        <draw:g>
          <svg:title>TexMaths</svg:title>
          <svg:desc>28§display§\fbox{HN}§svg§600§FALSE§</svg:desc>
          <draw:polygon draw:style-name="gr2" draw:text-style-name="P2" draw:layer="layout" svg:width="2.147cm" svg:height="1.343cm" svg:x="24.411cm" svg:y="-7.111cm" svg:viewBox="0 0 2148 1344" draw:points="1075,1344 0,1344 0,0 2148,0 2148,1344">
            <text:p/>
          </draw:polygon>
          <draw:polygon draw:style-name="gr3" draw:text-style-name="P3" draw:layer="layout" svg:width="2.147cm" svg:height="0.041cm" svg:x="24.411cm" svg:y="-7.111cm" svg:viewBox="0 0 2148 42" draw:points="1075,42 0,42 0,0 2148,0 2148,42">
            <text:p/>
          </draw:polygon>
          <draw:polygon draw:style-name="gr3" draw:text-style-name="P3" draw:layer="layout" svg:width="0.041cm" svg:height="1.265cm" svg:x="24.411cm" svg:y="-7.072cm" svg:viewBox="0 0 42 1266" draw:points="22,1266 0,1266 0,0 42,0 42,1266">
            <text:p/>
          </draw:polygon>
          <draw:path draw:style-name="gr3" draw:text-style-name="P3" draw:layer="layout" svg:width="0.674cm" svg:height="0.674cm" svg:x="24.778cm" svg:y="-6.775cm" svg:viewBox="0 0 675 675" svg:d="M574 78c0-36 0-47 79-47h22v-31c-34 3-106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2c-79 0-79-11-79-45z">
            <text:p/>
          </draw:path>
          <draw:path draw:style-name="gr3" draw:text-style-name="P3" draw:layer="layout" svg:width="0.674cm" svg:height="0.674cm" svg:x="25.514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text-style-name="P3" draw:layer="layout" svg:width="0.041cm" svg:height="1.265cm" svg:x="26.517cm" svg:y="-7.072cm" svg:viewBox="0 0 42 1266" draw:points="22,1266 0,1266 0,0 42,0 42,1266">
            <text:p/>
          </draw:polygon>
          <draw:polygon draw:style-name="gr3" draw:text-style-name="P3" draw:layer="layout" svg:width="2.147cm" svg:height="0.041cm" svg:x="24.411cm" svg:y="-5.809cm" svg:viewBox="0 0 2148 42" draw:points="1075,42 0,42 0,0 2148,0 2148,42">
            <text:p/>
          </draw:polygon>
        </draw:g>
        <draw:g>
          <svg:title>TexMaths</svg:title>
          <svg:desc>19§latex§S = \left\lbrace s = \langle i, \mathcal{K},SQN,\pmb{\kappa,p,p'}\rangle \vert \forall i \in I \right\rbrace§svg§600§TRUE§</svg:desc>
          <draw:polygon draw:style-name="gr4" draw:text-style-name="P4" draw:layer="layout" svg:width="10.675cm" svg:height="0.687cm" svg:x="16.631cm" svg:y="-8.601cm" svg:viewBox="0 0 10676 688" draw:points="5337,688 0,688 0,0 10676,0 10676,688">
            <text:p/>
          </draw:polygon>
          <draw:path draw:style-name="gr3" draw:text-style-name="P3" draw:layer="layout" svg:width="0.297cm" svg:height="0.488cm" svg:x="16.669cm" svg:y="-8.552cm" svg:viewBox="0 0 298 489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-2-6-6-6-8-6-9 0-9 4-9 15v135c0 12 0 18 8 18 3 0 5-2 9-10 0 0 2-2 25-38 21 23 64 48 123 48 78 0 133-67 133-141 0-67-45-122-100-135z">
            <text:p/>
          </draw:path>
          <draw:path draw:style-name="gr3" draw:text-style-name="P3" draw:layer="layout" svg:width="0.445cm" svg:height="0.157cm" svg:x="17.26cm" svg:y="-8.327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238cm" svg:height="0.668cm" svg:x="18.01cm" svg:y="-8.582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246cm" svg:height="0.303cm" svg:x="18.331cm" svg:y="-8.377cm" svg:viewBox="0 0 247 304" svg:d="M228 46c-19 0-32 15-32 30 0 10 5 19 21 19 15 0 30-11 30-38 0-28-29-57-80-57-89 0-114 68-114 99 0 51 51 63 70 66 35 6 71 14 71 52 0 17-15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445cm" svg:height="0.157cm" svg:x="18.831cm" svg:y="-8.327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149cm" svg:height="0.668cm" svg:x="19.57cm" svg:y="-8.582cm" svg:viewBox="0 0 150 669" svg:d="M148 25c2-6 2-8 2-12 0-7-6-13-13-13-6 0-10 4-15 15l-118 308c-2 4-4 8-4 12 0 1 0 3 4 11l118 308c1 7 5 15 15 15 7 0 13-6 13-13 0-2 0-2-2-10l-120-311z">
            <text:p/>
          </draw:path>
          <draw:path draw:style-name="gr3" draw:text-style-name="P3" draw:layer="layout" svg:width="0.178cm" svg:height="0.449cm" svg:x="19.775cm" svg:y="-8.523cm" svg:viewBox="0 0 179 450" svg:d="M173 25c0-14-10-25-27-25s-36 17-36 36c0 12 10 23 27 23 15 0 36-15 36-34zM122 276c7-19 7-21 13-38 6-14 9-23 9-37 0-30-21-55-55-55-62 0-89 97-89 105 0 6 8 6 8 6 7 0 7-2 11-12 19-63 46-83 68-83 6 0 17 0 17 20 0 16-5 29-7 37-6 17-36 95-48 123-5 17-15 40-15 53 0 33 23 55 55 55 65 0 90-96 90-102 0-8-6-8-8-8-8 0-8 2-11 14-12 41-35 81-69 81-11 0-17-5-17-21 0-17 6-26 21-68z">
            <text:p/>
          </draw:path>
          <draw:path draw:style-name="gr3" draw:text-style-name="P3" draw:layer="layout" svg:width="0.079cm" svg:height="0.2cm" svg:x="20.043cm" svg:y="-8.153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cm" svg:height="0.488cm" svg:x="20.302cm" svg:y="-8.552cm" svg:viewBox="0 0 471 489" svg:d="M112 46c-8 146-68 323-108 427-4 8-4 10-4 10 0 6 6 6 8 6 11 0 36-14 45-27 4-4 91-224 110-394 4-26 6-55 6-57 0-9 0-11-8-11-7 0-26 10-39 17-33 15-57 29-57 40 0 4 3 4 7 4 6 0 8 0 40-15zM467 388c0 0 0-6-7-6-4 0-12 0-21 8-8 5-10 7-13 19-18 49-84 49-84 49-67 0-160-209-160-270 0-11 2-17 25-42 49-49 169-117 200-117 15 0 24 11 24 28 0 4-2 8-2 11 0 4 2 8 8 8 2 0 34-4 34-36 0-23-13-40-38-40-45 0-139 53-192 91-28 21-100 72-100 114 0 57 68 202 117 251 23 23 36 33 57 33 52 0 107-29 131-61 19-21 21-38 21-40z">
            <text:p/>
          </draw:path>
          <draw:path draw:style-name="gr3" draw:text-style-name="P3" draw:layer="layout" svg:width="0.079cm" svg:height="0.2cm" svg:x="20.855cm" svg:y="-8.15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96cm" svg:height="0.488cm" svg:x="21.128cm" svg:y="-8.552cm" svg:viewBox="0 0 397 489" svg:d="M397 8c0-4 0-8-6-8-3 0-5 0-13 10l-32 38c-17-31-52-48-95-48-86 0-166 78-166 158 0 55 35 85 69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2cm" svg:x="21.573cm" svg:y="-8.552cm" svg:viewBox="0 0 464 603" svg:d="M260 468c105-38 204-158 204-287 0-109-73-181-171-181-145 0-293 152-293 308 0 112 76 179 171 179 17 0 40-2 66-10-1 42-1 44-1 51 0 21 0 75 55 75 79 0 112-124 112-130 0-5-6-7-8-7-6 0-7 4-7 7-18 48-56 65-80 65-31 0-40-19-48-70zM135 464c-53-21-76-74-76-135 0-46 17-141 68-213 50-68 112-99 162-99 66 0 116 51 116 143 0 66-35 222-149 285-1-23-9-72-58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22.092cm" svg:y="-8.538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079cm" svg:height="0.2cm" svg:x="22.694cm" svg:y="-8.15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3cm" svg:height="0.303cm" svg:x="22.939cm" svg:y="-8.377cm" svg:viewBox="0 0 331 304" svg:d="M2 272c-2 7-2 9-2 15 0 11 9 17 19 17 21 0 25-15 30-38 6-23 2-11 31-123 57 1 116 13 116 57 0 5 0 7-2 15-2 9-4 17-4 23 0 40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text-style-name="P3" draw:layer="layout" svg:width="0.079cm" svg:height="0.2cm" svg:x="23.344cm" svg:y="-8.15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3.56cm" svg:y="-8.37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3.974cm" svg:y="-8.153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4.191cm" svg:y="-8.37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571cm" svg:y="-8.586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33cm" svg:height="0.303cm" svg:x="22.954cm" svg:y="-8.396cm" svg:viewBox="0 0 331 304" svg:d="M2 272c-2 7-2 9-2 15 0 11 9 17 19 17 21 0 25-15 30-38 6-23 2-11 31-123 57 1 116 13 116 57 0 5 0 7-2 15-2 9-4 17-4 23 0 40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text-style-name="P3" draw:layer="layout" svg:width="0.079cm" svg:height="0.2cm" svg:x="23.359cm" svg:y="-8.17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3.575cm" svg:y="-8.39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3.99cm" svg:y="-8.17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4.206cm" svg:y="-8.39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584cm" svg:y="-8.603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33cm" svg:height="0.303cm" svg:x="22.969cm" svg:y="-8.377cm" svg:viewBox="0 0 331 304" svg:d="M2 272c-2 7-2 9-2 15 0 11 9 17 19 17 21 0 25-15 30-38 6-23 2-11 31-123 57 1 116 13 116 57 0 5 0 7-2 15-2 9-4 17-4 23 0 40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text-style-name="P3" draw:layer="layout" svg:width="0.079cm" svg:height="0.2cm" svg:x="23.374cm" svg:y="-8.15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3.591cm" svg:y="-8.37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4.005cm" svg:y="-8.15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4.221cm" svg:y="-8.37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6cm" svg:y="-8.586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49cm" svg:height="0.668cm" svg:x="24.807cm" svg:y="-8.582cm" svg:viewBox="0 0 150 669" svg:d="M148 346c2-8 2-10 2-11 0-2 0-4-2-12l-120-308c-3-11-7-15-15-15-7 0-13 6-13 13 0 2 0 4 4 12l119 310-119 309c-4 8-4 10-4 12 0 7 6 13 13 13 10 0 12-6 15-13z">
            <text:p/>
          </draw:path>
          <draw:path draw:style-name="gr3" draw:text-style-name="P3" draw:layer="layout" svg:width="0.027cm" svg:height="0.668cm" svg:x="25.109cm" svg:y="-8.582cm" svg:viewBox="0 0 28 669" svg:d="M28 25c0-14 0-25-13-25-15 0-15 11-15 25v621c0 12 0 23 15 23 13 0 13-11 13-23z">
            <text:p/>
          </draw:path>
          <draw:path draw:style-name="gr3" draw:text-style-name="P3" draw:layer="layout" svg:width="0.371cm" svg:height="0.48cm" svg:x="25.213cm" svg:y="-8.544cm" svg:viewBox="0 0 372 481" svg:d="M370 25c2-6 2-8 2-12 0-5-3-13-13-13-8 0-11 8-15 15l-55 148h-204l-57-148c-3-9-5-15-15-15-5 0-13 8-13 13 0 2 0 2 4 12l167 441c4 7 8 15 15 15 10 0 13-8 15-15zM95 190h182l-91 238z">
            <text:p/>
          </draw:path>
          <draw:path draw:style-name="gr3" draw:text-style-name="P3" draw:layer="layout" svg:width="0.178cm" svg:height="0.449cm" svg:x="25.603cm" svg:y="-8.523cm" svg:viewBox="0 0 179 450" svg:d="M173 25c0-14-10-25-27-25s-36 17-36 36c0 12 10 23 27 23 15 0 36-15 36-34zM122 276c7-19 7-21 13-38 6-14 9-23 9-37 0-30-21-55-55-55-64 0-89 97-89 105 0 6 8 6 8 6 7 0 7-2 11-12 19-63 46-83 68-83 6 0 17 0 17 20 0 16-5 29-7 37-6 17-36 95-48 123-5 17-15 40-15 53 0 33 23 55 55 55 65 0 90-96 90-102 0-8-6-8-10-8-6 0-6 2-9 14-12 41-35 81-69 81-11 0-17-5-17-21 0-17 6-26 21-68z">
            <text:p/>
          </draw:path>
          <draw:path draw:style-name="gr3" draw:text-style-name="P3" draw:layer="layout" svg:width="0.335cm" svg:height="0.389cm" svg:x="26.053cm" svg:y="-8.441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311cm" svg:height="0.457cm" svg:x="26.65cm" svg:y="-8.538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238cm" svg:height="0.668cm" svg:x="27.02cm" svg:y="-8.582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</draw:g>
        <draw:line draw:style-name="gr5" draw:text-style-name="P5" draw:layer="layout" svg:x1="2.321cm" svg:y1="-4.402cm" svg:x2="14.382cm" svg:y2="-4.402cm">
          <text:p/>
        </draw:line>
        <draw:g>
          <svg:title>TexMaths</svg:title>
          <svg:desc>19§latex§\text{IMSI inquiry}§svg§600§TRUE§</svg:desc>
          <draw:polygon draw:style-name="gr4" draw:text-style-name="P4" draw:layer="layout" svg:width="3.765cm" svg:height="0.584cm" svg:x="5.75cm" svg:y="-5.208cm" svg:viewBox="0 0 3766 585" draw:points="1883,585 0,585 0,0 3766,0 3766,585">
            <text:p/>
          </draw:polygon>
          <draw:path draw:style-name="gr3" draw:text-style-name="P3" draw:layer="layout" svg:width="0.204cm" svg:height="0.457cm" svg:x="5.769cm" svg:y="-5.21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563cm" svg:height="0.457cm" svg:x="6.014cm" svg:y="-5.21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297cm" svg:height="0.487cm" svg:x="6.637cm" svg:y="-5.225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204cm" svg:height="0.457cm" svg:x="6.989cm" svg:y="-5.21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143cm" svg:height="0.448cm" svg:x="7.454cm" svg:y="-5.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337cm" svg:height="0.295cm" svg:x="7.639cm" svg:y="-5.04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33cm" svg:height="0.427cm" svg:x="8.009cm" svg:y="-5.048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8.359cm" svg:y="-5.04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143cm" svg:height="0.448cm" svg:x="8.729cm" svg:y="-5.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25cm" svg:height="0.295cm" svg:x="8.912cm" svg:y="-5.048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328cm" svg:height="0.427cm" svg:x="9.166cm" svg:y="-5.041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</draw:g>
        <draw:custom-shape draw:style-name="gr6" draw:text-style-name="P6" draw:layer="layout" svg:width="7.358cm" svg:height="1.016cm" svg:x="0.878cm" svg:y="-3.93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.382cm" svg:y1="-1.854cm" svg:x2="2.321cm" svg:y2="-1.854cm">
          <text:p/>
        </draw:line>
        <draw:g>
          <svg:title>TexMaths</svg:title>
          <svg:desc>19§latex§\text{IMSI inquiry response (\pmb{$PMSI$})}§svg§600§TRUE§</svg:desc>
          <draw:polygon draw:style-name="gr4" draw:text-style-name="P4" draw:layer="layout" svg:width="9.222cm" svg:height="0.666cm" svg:x="3.853cm" svg:y="-2.719cm" svg:viewBox="0 0 9223 667" draw:points="4612,667 0,667 0,0 9223,0 9223,667">
            <text:p/>
          </draw:polygon>
          <draw:path draw:style-name="gr3" draw:text-style-name="P3" draw:layer="layout" svg:width="0.204cm" svg:height="0.457cm" svg:x="3.872cm" svg:y="-2.675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563cm" svg:height="0.457cm" svg:x="4.117cm" svg:y="-2.675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297cm" svg:height="0.487cm" svg:x="4.74cm" svg:y="-2.691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204cm" svg:height="0.457cm" svg:x="5.092cm" svg:y="-2.675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143cm" svg:height="0.448cm" svg:x="5.557cm" svg:y="-2.66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337cm" svg:height="0.295cm" svg:x="5.742cm" svg:y="-2.516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33cm" svg:height="0.427cm" svg:x="6.112cm" svg:y="-2.516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6.462cm" svg:y="-2.51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143cm" svg:height="0.448cm" svg:x="6.832cm" svg:y="-2.66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25cm" svg:height="0.295cm" svg:x="7.015cm" svg:y="-2.516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328cm" svg:height="0.427cm" svg:x="7.269cm" svg:y="-2.508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225cm" svg:height="0.295cm" svg:x="7.849cm" svg:y="-2.516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8.109cm" svg:y="-2.5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8.407cm" svg:y="-2.52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3cm" svg:height="0.427cm" svg:x="8.668cm" svg:y="-2.516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297cm" svg:height="0.307cm" svg:x="9.055cm" svg:y="-2.52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9.39cm" svg:y="-2.516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9cm" svg:height="0.307cm" svg:x="9.76cm" svg:y="-2.52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59cm" svg:height="0.307cm" svg:x="10.021cm" svg:y="-2.5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157cm" svg:height="0.668cm" svg:x="10.585cm" svg:y="-2.721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8cm" svg:height="0.457cm" svg:x="10.771cm" svg:y="-2.67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1.294cm" svg:y="-2.67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2.018cm" svg:y="-2.691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2.453cm" svg:y="-2.67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478cm" svg:height="0.457cm" svg:x="10.788cm" svg:y="-2.702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1.309cm" svg:y="-2.702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2.035cm" svg:y="-2.717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2.47cm" svg:y="-2.702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478cm" svg:height="0.457cm" svg:x="10.805cm" svg:y="-2.67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1.326cm" svg:y="-2.67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2.052cm" svg:y="-2.691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2.485cm" svg:y="-2.67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157cm" svg:height="0.668cm" svg:x="12.852cm" svg:y="-2.721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7" draw:text-style-name="P1" draw:layer="layout" svg:x1="14.401cm" svg:y1="-1.854cm" svg:x2="25.514cm" svg:y2="-1.854cm">
          <text:p/>
        </draw:line>
        <draw:g>
          <svg:title>TexMaths</svg:title>
          <svg:desc>19§latex§AV request (\pmb{$PMSI$})§svg§600§TRUE§</svg:desc>
          <draw:polygon draw:style-name="gr4" draw:text-style-name="P4" draw:layer="layout" svg:width="6.016cm" svg:height="0.666cm" svg:x="16.855cm" svg:y="-2.72cm" svg:viewBox="0 0 6017 667" draw:points="3009,667 0,667 0,0 6017,0 6017,667">
            <text:p/>
          </draw:polygon>
          <draw:path draw:style-name="gr3" draw:text-style-name="P3" draw:layer="layout" svg:width="0.459cm" svg:height="0.48cm" svg:x="16.876cm" svg:y="-2.699cm" svg:viewBox="0 0 460 481" svg:d="M245 13c-4-9-4-13-15-13-12 0-13 4-15 13l-139 401c-13 35-40 44-76 46v21c15-2 44-2 68-2 21 0 55 0 78 2v-21c-34 0-51-17-51-34 0-2 0-10 2-12l30-87h166l36 103c0 3 2 7 2 9 0 21-38 21-56 21v21c23-2 71-2 97-2 29 0 59 0 88 2v-21h-14c-39 0-49-6-57-27zM209 89l76 217h-150z">
            <text:p/>
          </draw:path>
          <draw:path draw:style-name="gr3" draw:text-style-name="P3" draw:layer="layout" svg:width="0.476cm" svg:height="0.472cm" svg:x="17.292cm" svg:y="-2.676cm" svg:viewBox="0 0 477 473" svg:d="M403 67c9-25 28-46 74-46v-21c-21 2-48 2-65 2-21 0-59-2-78-2v21c36 0 50 17 50 34 0 4-2 10-4 13l-122 324-129-339c-4-9-4-11-4-13 0-19 38-19 55-19v-21c-22 2-70 2-95 2-32 0-60-2-85-2v21c44 0 57 0 66 25l154 412c6 13 10 15 17 15 12 0 14-4 18-13z">
            <text:p/>
          </draw:path>
          <draw:path draw:style-name="gr3" draw:text-style-name="P3" draw:layer="layout" svg:width="0.225cm" svg:height="0.295cm" svg:x="18.02cm" svg:y="-2.517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259cm" svg:height="0.307cm" svg:x="18.28cm" svg:y="-2.521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cm" svg:height="0.427cm" svg:x="18.58cm" svg:y="-2.517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3" draw:text-style-name="P3" draw:layer="layout" svg:width="0.337cm" svg:height="0.303cm" svg:x="18.93cm" svg:y="-2.51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9cm" svg:height="0.307cm" svg:x="19.296cm" svg:y="-2.521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19cm" svg:height="0.307cm" svg:x="19.597cm" svg:y="-2.521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text-style-name="P3" draw:layer="layout" svg:width="0.21cm" svg:height="0.419cm" svg:x="19.849cm" svg:y="-2.633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57cm" svg:height="0.668cm" svg:x="20.383cm" svg:y="-2.722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8cm" svg:height="0.457cm" svg:x="20.569cm" svg:y="-2.676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21.09cm" svg:y="-2.676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21.816cm" svg:y="-2.692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22.251cm" svg:y="-2.676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478cm" svg:height="0.457cm" svg:x="20.586cm" svg:y="-2.7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21.107cm" svg:y="-2.703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21.833cm" svg:y="-2.718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22.266cm" svg:y="-2.703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478cm" svg:height="0.457cm" svg:x="20.604cm" svg:y="-2.676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21.124cm" svg:y="-2.676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21.85cm" svg:y="-2.692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22.283cm" svg:y="-2.676cm" svg:viewBox="0 0 312 458" svg:d="M228 51c6-24 8-30 61-30 17 0 23 0 23-13 0-8-8-8-12-8-19 0-68 2-87 2-21 0-71-2-90-2-5 0-13 0-13 13 0 8 6 8 19 8 27 0 46 0 46 13 0 2 0 4-2 10l-89 363c-8 24-10 30-63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157cm" svg:height="0.668cm" svg:x="22.65cm" svg:y="-2.722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8" draw:text-style-name="P6" draw:layer="layout" svg:width="18.288cm" svg:height="3.832cm" svg:x="9.398cm" svg:y="-1.5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i, \mathcal{K},SQN, \pmb{\kappa,p,p' \leftarrow s \in S}$ \textbf{where} $\pmb{s_p = PMSI \vee s_{p'} = PMSI}$§svg§600§TRUE§</svg:desc>
          <draw:polygon draw:style-name="gr4" draw:text-style-name="P4" draw:layer="layout" svg:width="18.068cm" svg:height="0.711cm" svg:x="9.549cm" svg:y="-1.371cm" svg:viewBox="0 0 18069 712" draw:points="9034,712 0,712 0,0 18069,0 18069,712">
            <text:p/>
          </draw:polygon>
          <draw:path draw:style-name="gr3" draw:text-style-name="P3" draw:layer="layout" svg:width="0.178cm" svg:height="0.449cm" svg:x="9.568cm" svg:y="-1.293cm" svg:viewBox="0 0 179 450" svg:d="M173 25c0-14-10-25-27-25s-36 17-36 36c0 11 10 23 27 23 15 0 36-15 36-34zM122 275c7-19 7-21 13-38 6-13 9-22 9-36 0-30-21-55-55-55-64 0-89 97-89 105 0 5 8 5 8 5 7 0 7-2 11-11 19-63 46-84 68-84 6 0 18 0 18 21 0 15-6 29-8 36-6 17-36 95-48 124-5 17-15 40-15 53 0 32 23 55 55 55 65 0 90-97 90-102 0-8-6-8-8-8-8 0-8 2-11 13-12 42-35 82-69 82-11 0-17-6-17-21 0-17 6-27 21-68z">
            <text:p/>
          </draw:path>
          <draw:path draw:style-name="gr3" draw:text-style-name="P3" draw:layer="layout" svg:width="0.079cm" svg:height="0.2cm" svg:x="9.836cm" svg:y="-0.92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cm" svg:height="0.487cm" svg:x="10.094cm" svg:y="-1.322cm" svg:viewBox="0 0 471 488" svg:d="M112 46c-8 146-68 322-108 427-4 7-4 9-4 9 0 6 6 6 8 6 11 0 36-13 45-27 4-3 91-224 110-393 4-26 6-55 6-57 0-9 0-11-7-11-8 0-27 9-40 17-33 15-57 29-57 40 0 4 3 4 7 4 6 0 8 0 40-15zM467 387c0 0 0-5-7-5-4 0-12 0-21 7-8 6-10 8-13 19-18 50-84 50-84 50-66 0-160-209-160-270 0-11 2-17 25-42 49-49 169-118 200-118 15 0 24 12 24 29 0 4-2 8-2 11 0 4 2 8 8 8 2 0 34-4 34-36 0-23-13-40-38-40-45 0-139 53-192 91-28 21-100 72-100 114 0 57 68 201 117 251 23 23 36 32 57 32 52 0 107-28 132-61 19-21 20-38 20-40z">
            <text:p/>
          </draw:path>
          <draw:path draw:style-name="gr3" draw:text-style-name="P3" draw:layer="layout" svg:width="0.079cm" svg:height="0.2cm" svg:x="10.649cm" svg:y="-0.92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96cm" svg:height="0.487cm" svg:x="10.921cm" svg:y="-1.322cm" svg:viewBox="0 0 397 488" svg:d="M397 8c0-4 0-8-6-8-3 0-5 0-13 9l-32 38c-17-30-52-47-95-47-86 0-167 78-167 158 0 55 36 85 70 95l72 19c25 5 61 17 61 72 0 59-53 123-120 123-43 0-118-15-118-99 0-15 4-32 4-36 2-2 2-3 2-3 0-8-6-8-7-8-4 0-6 0-8 2s-40 156-40 157c0 4 4 8 8 8 3 0 3-2 11-11l34-38c29 40 74 49 112 49 91 0 171-89 171-173 0-47-22-70-32-78-17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11.365cm" svg:y="-1.322cm" svg:viewBox="0 0 464 602" svg:d="M260 467c105-38 204-157 204-287 0-108-73-180-171-180-145 0-293 152-293 308 0 112 76 178 171 178 17 0 40-2 67-9-2 41-2 43-2 51 0 21 0 74 55 74 80 0 112-123 112-129s-6-8-8-8c-5 0-7 4-7 8-17 47-56 64-80 64-31 0-40-19-48-70zM135 463c-53-21-76-74-76-134 0-46 17-141 68-213 50-69 112-99 162-99 66 0 116 51 116 143 0 66-34 222-147 284-3-22-11-72-60-72-35 0-69 34-69 69 0 13 6 20 6 22zM175 471c-8 0-31 0-31-30 0-27 27-54 54-54 28 0 41 17 41 57 0 10 0 12-7 14-17 7-38 13-57 13z">
            <text:p/>
          </draw:path>
          <draw:path draw:style-name="gr3" draw:text-style-name="P3" draw:layer="layout" svg:width="0.563cm" svg:height="0.457cm" svg:x="11.886cm" svg:y="-1.308cm" svg:viewBox="0 0 564 458" svg:d="M481 70c5-26 19-47 72-49 4 0 11 0 11-13 0 0 0-8-9-8-21 0-46 2-67 2-23 0-47-2-68-2-4 0-13 0-13 13 0 8 7 8 13 8 38 0 46 15 46 28 0 4-2 14-2 16l-76 298-149-350c-5-13-5-13-20-13h-90c-13 0-21 0-21 13 0 8 8 8 19 8 4 0 46 0 46 6l-89 360c-6 27-18 48-73 50-3 0-11 0-11 13 0 6 4 8 10 8 20 0 43-2 66-2s47 2 68 2c4 0 14 0 14-14 0-7-8-7-15-7-38-2-44-15-44-29 0-5 2-9 4-17l87-353c4 4 4 6 6 11l167 395c6 12 7 14 13 14 8 0 8-2 10-14z">
            <text:p/>
          </draw:path>
          <draw:path draw:style-name="gr3" draw:text-style-name="P3" draw:layer="layout" svg:width="0.079cm" svg:height="0.2cm" svg:x="12.486cm" svg:y="-0.92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cm" svg:height="0.303cm" svg:x="12.733cm" svg:y="-1.147cm" svg:viewBox="0 0 331 304" svg:d="M2 272c-2 7-2 9-2 15 0 11 10 17 19 17 21 0 25-15 30-38 6-23 2-12 31-124 57 2 116 14 116 57 0 6 0 8-2 16-2 9-4 17-4 22 0 40 29 67 63 67 21 0 38-12 51-34 17-29 27-69 27-69 0-7-8-7-10-7-6 0-7 3-9 13-12 46-27 82-57 82-16 0-23-8-23-33 0-9 4-24 6-36 1-7 3-15 3-23 0-62-93-68-131-68 23-13 44-30 63-45 30-27 49-44 78-56-2 4-4 12-4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079cm" svg:height="0.2cm" svg:x="13.136cm" svg:y="-0.92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3.355cm" svg:y="-1.147cm" svg:viewBox="0 0 350 427" svg:d="M51 378c-5 23-5 28-36 28-7 0-15 0-15 12 0 5 4 9 10 9 17 0 36-4 55-4 22 0 45 4 66 4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3.767cm" svg:y="-0.923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3.986cm" svg:y="-1.147cm" svg:viewBox="0 0 350 427" svg:d="M51 378c-5 23-5 28-36 28-7 0-15 0-15 12 0 5 4 9 10 9 17 0 36-4 55-4 22 0 45 4 66 4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4.364cm" svg:y="-1.356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594cm" svg:height="0.348cm" svg:x="14.751cm" svg:y="-1.193cm" svg:viewBox="0 0 595 349" svg:d="M570 188c13 0 25 0 25-13 0-14-12-14-25-14h-498c38-28 55-55 61-64 30-46 36-88 36-89 0-8-8-8-13-8-12 0-13 2-15 13-16 67-55 122-131 154-8 2-10 4-10 8 0 5 4 5 10 9 70 29 115 82 131 156 2 8 3 9 15 9 5 0 13 0 13-7 0 0-6-44-34-88-13-20-32-43-63-66z">
            <text:p/>
          </draw:path>
          <draw:path draw:style-name="gr3" draw:text-style-name="P3" draw:layer="layout" svg:width="0.246cm" svg:height="0.303cm" svg:x="15.599cm" svg:y="-1.147cm" svg:viewBox="0 0 247 304" svg:d="M228 46c-19 0-32 15-32 30 0 9 5 19 21 19 15 0 30-11 30-38 0-29-28-57-80-57-89 0-114 68-114 99 0 51 52 62 71 66 34 6 70 14 70 51 0 18-17 73-97 73-10 0-61 0-76-35 25 2 42-17 42-36 0-15-12-22-25-22-17 0-38 13-38 43 0 38 38 65 97 65 108 0 135-82 135-110 0-25-14-42-21-50-19-19-38-22-68-28-23-6-50-10-50-40 0-21 15-61 74-61 17 0 52 4 61 31z">
            <text:p/>
          </draw:path>
          <draw:path draw:style-name="gr3" draw:text-style-name="P3" draw:layer="layout" svg:width="0.335cm" svg:height="0.388cm" svg:x="16.117cm" svg:y="-1.212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96cm" svg:height="0.487cm" svg:x="16.725cm" svg:y="-1.322cm" svg:viewBox="0 0 397 488" svg:d="M397 8c0-4 0-8-6-8-3 0-5 0-13 9l-32 38c-17-30-52-47-95-47-86 0-167 78-167 158 0 55 36 85 70 95l72 19c25 5 63 17 63 72 0 59-55 123-122 123-44 0-118-15-118-99 0-15 4-32 4-36 2-2 2-3 2-3 0-8-6-8-7-8-4 0-6 0-8 2s-40 156-40 157c0 4 4 8 8 8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3cm" svg:height="0.303cm" svg:x="12.747cm" svg:y="-1.166cm" svg:viewBox="0 0 331 304" svg:d="M2 272c-2 7-2 9-2 15 0 11 10 17 19 17 21 0 25-15 30-38 6-23 2-12 31-124 57 2 116 14 116 57 0 6 0 8-2 16-2 9-4 17-4 22 0 40 29 67 63 67 21 0 38-12 51-34 17-29 27-69 27-69 0-7-8-7-10-7-6 0-7 3-9 13-12 46-27 82-57 82-16 0-23-8-23-33 0-9 4-24 6-36 1-7 3-15 3-23 0-62-93-68-131-68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079cm" svg:height="0.2cm" svg:x="13.151cm" svg:y="-0.942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3.368cm" svg:y="-1.166cm" svg:viewBox="0 0 350 427" svg:d="M51 378c-5 23-5 28-36 28-7 0-15 0-15 12 0 5 4 9 10 9 17 0 36-4 55-4 22 0 45 4 66 4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3.782cm" svg:y="-0.94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3.999cm" svg:y="-1.166cm" svg:viewBox="0 0 350 427" svg:d="M51 378c-5 23-5 28-36 28-7 0-15 0-15 12 0 5 4 9 10 9 17 0 36-4 55-4 22 0 45 4 66 4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4.379cm" svg:y="-1.373cm" svg:viewBox="0 0 120 243" svg:d="M114 42c4-10 6-14 6-15 0-16-14-27-29-27-19 0-25 15-26 23l-63 203c0 2-2 8-2 8 0 5 15 9 19 9 2 0 4 0 6-8z">
            <text:p/>
          </draw:path>
          <draw:path draw:style-name="gr3" draw:text-style-name="P3" draw:layer="layout" svg:width="0.594cm" svg:height="0.348cm" svg:x="14.766cm" svg:y="-1.212cm" svg:viewBox="0 0 595 349" svg:d="M570 188c13 0 25 0 25-13 0-14-12-14-25-14h-498c38-28 55-55 61-64 30-46 36-88 36-89 0-8-8-8-13-8-12 0-14 2-15 13-16 67-55 122-131 154-8 2-10 4-10 8 0 5 4 5 10 9 70 29 115 82 131 156 1 8 3 9 15 9 5 0 13 0 13-7 0 0-6-44-34-88-13-20-32-43-63-66z">
            <text:p/>
          </draw:path>
          <draw:path draw:style-name="gr3" draw:text-style-name="P3" draw:layer="layout" svg:width="0.246cm" svg:height="0.303cm" svg:x="15.614cm" svg:y="-1.166cm" svg:viewBox="0 0 247 304" svg:d="M228 46c-19 0-32 15-32 30 0 9 5 19 21 19 15 0 30-11 30-38 0-29-29-57-80-57-89 0-114 68-114 99 0 51 52 62 71 66 34 6 70 14 70 51 0 18-17 73-97 73-10 0-61 0-76-35 25 2 42-17 42-36 0-15-12-22-25-22-17 0-38 13-38 43 0 38 38 65 97 65 108 0 135-82 135-110 0-25-14-42-21-50-19-19-38-22-68-28-23-6-50-10-50-40 0-21 15-61 74-61 17 0 52 4 61 31z">
            <text:p/>
          </draw:path>
          <draw:path draw:style-name="gr3" draw:text-style-name="P3" draw:layer="layout" svg:width="0.335cm" svg:height="0.388cm" svg:x="16.132cm" svg:y="-1.23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96cm" svg:height="0.487cm" svg:x="16.74cm" svg:y="-1.341cm" svg:viewBox="0 0 397 488" svg:d="M397 8c0-4 0-8-6-8-3 0-5 0-13 9l-32 38c-17-30-51-47-95-47-86 0-165 78-165 158 0 55 34 85 68 95l72 19c25 5 63 17 63 72 0 59-55 123-122 123-43 0-118-15-118-99 0-15 4-32 4-36 2-2 2-3 2-3 0-8-4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3cm" svg:height="0.303cm" svg:x="12.762cm" svg:y="-1.147cm" svg:viewBox="0 0 331 304" svg:d="M2 272c-2 7-2 9-2 15 0 11 10 17 19 17 21 0 25-15 30-38 6-23 2-12 31-124 57 2 116 14 116 57 0 6 0 8-2 16-2 9-4 17-4 22 0 40 29 67 63 67 21 0 38-12 51-34 17-29 27-69 27-69 0-7-8-7-10-7-6 0-7 3-9 13-12 46-27 82-57 82-16 0-23-8-23-33 0-9 4-24 6-36 1-7 3-15 3-23 0-62-93-68-131-68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079cm" svg:height="0.2cm" svg:x="13.167cm" svg:y="-0.92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3.383cm" svg:y="-1.147cm" svg:viewBox="0 0 350 427" svg:d="M51 378c-5 23-5 28-36 28-7 0-15 0-15 12 0 5 4 9 10 9 17 0 36-4 55-4 22 0 45 4 66 4 4 0 13 0 13-15 0-6-7-6-17-6-34 0-34-5-34-11 0-8 29-118 34-135 8 21 27 44 61 44 78 0 162-99 162-198 0-62-38-106-90-106-32 0-64 25-87 49-6-36-36-49-61-49-30 0-44 27-49 38-12 23-21 63-21 65 0 7 7 7 7 7 8 0 8 0 12-15 11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3.797cm" svg:y="-0.92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4.014cm" svg:y="-1.147cm" svg:viewBox="0 0 350 427" svg:d="M51 378c-5 23-5 28-36 28-7 0-15 0-15 12 0 5 4 9 10 9 17 0 36-4 55-4 22 0 45 4 66 4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4.392cm" svg:y="-1.356cm" svg:viewBox="0 0 120 243" svg:d="M116 42c2-10 4-14 4-15 0-16-14-27-29-27-19 0-25 15-26 23l-63 203c0 2-2 8-2 8 0 5 15 9 19 9s4 0 8-8z">
            <text:p/>
          </draw:path>
          <draw:path draw:style-name="gr3" draw:text-style-name="P3" draw:layer="layout" svg:width="0.594cm" svg:height="0.348cm" svg:x="14.782cm" svg:y="-1.193cm" svg:viewBox="0 0 595 349" svg:d="M570 188c13 0 25 0 25-13 0-14-12-14-25-14h-498c38-28 55-55 61-64 30-46 36-88 36-89 0-8-8-8-13-8-12 0-14 2-15 13-16 67-55 122-131 154-8 2-10 4-10 8 0 5 4 5 10 9 70 29 115 82 131 156 1 8 3 9 15 9 5 0 13 0 13-7 0 0-6-44-34-88-13-20-32-43-63-66z">
            <text:p/>
          </draw:path>
          <draw:path draw:style-name="gr3" draw:text-style-name="P3" draw:layer="layout" svg:width="0.246cm" svg:height="0.303cm" svg:x="15.629cm" svg:y="-1.147cm" svg:viewBox="0 0 247 304" svg:d="M228 46c-19 0-32 15-32 30 0 9 5 19 21 19 15 0 30-11 30-38 0-29-28-57-80-57-89 0-114 68-114 99 0 51 52 62 71 66 34 6 70 14 70 51 0 18-17 73-97 73-10 0-61 0-76-35 25 2 42-17 42-36 0-15-12-22-25-22-17 0-38 13-38 43 0 38 38 65 97 65 108 0 135-82 135-110 0-25-13-42-21-50-19-19-38-22-68-28-23-6-52-10-52-40 0-21 17-61 76-61 17 0 52 4 61 31z">
            <text:p/>
          </draw:path>
          <draw:path draw:style-name="gr3" draw:text-style-name="P3" draw:layer="layout" svg:width="0.335cm" svg:height="0.388cm" svg:x="16.148cm" svg:y="-1.212cm" svg:viewBox="0 0 336 389" svg:d="M312 207c11 0 24 0 24-13 0-14-13-14-24-14h-283c7-89 83-153 178-153h105c11 0 24 0 24-14 0-13-13-13-24-13h-105c-116 0-207 87-207 194 0 108 91 195 207 195h105c11 0 24 0 24-13s-13-13-24-13h-105c-95 0-171-65-178-156z">
            <text:p/>
          </draw:path>
          <draw:path draw:style-name="gr3" draw:text-style-name="P3" draw:layer="layout" svg:width="0.396cm" svg:height="0.487cm" svg:x="16.756cm" svg:y="-1.322cm" svg:viewBox="0 0 397 488" svg:d="M397 8c0-4 0-8-6-8-3 0-5 0-13 9l-32 38c-17-30-52-47-95-47-86 0-167 78-167 158 0 55 36 85 70 95l72 19c25 5 63 17 63 72 0 59-55 123-122 123-43 0-118-15-118-99 0-15 4-32 4-36 2-2 2-3 2-3 0-8-6-8-7-8-4 0-6 0-8 2s-40 156-40 157c0 4 4 8 8 8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522cm" svg:height="0.299cm" svg:x="17.419cm" svg:y="-1.149cm" svg:viewBox="0 0 523 300" svg:d="M477 46c4-10 6-14 46-14v-32c-16 2-37 2-52 2-19 0-49-2-64-2v32c5 0 40 0 40 8 0 2-2 6-4 7l-71 173-76-188h38v-32c-22 0-57 2-77 2-27 0-56-2-67-2v32h40c13 33 13 34 13 34 0 4-2 8-2 10l-53 129-70-173h38v-32c-29 2-55 2-84 2-19 0-49-2-72-2v32h40l103 251c3 11 7 17 22 17 17 0 21-6 25-17l72-175 71 175c3 11 7 17 24 17 15 0 19-6 23-17z">
            <text:p/>
          </draw:path>
          <draw:path draw:style-name="gr3" draw:text-style-name="P3" draw:layer="layout" svg:width="0.381cm" svg:height="0.464cm" svg:x="17.985cm" svg:y="-1.314cm" svg:viewBox="0 0 382 465" svg:d="M46 433h-46v32c19 0 59-2 84-2 26 0 66 2 85 2v-32h-45v-139c0-74 57-106 98-106 23 0 38 13 38 65v180h-47v32c19 0 59-2 85-2 27 0 65 2 84 2v-32h-46v-173c0-70-36-97-102-97-65 0-99 40-114 67v-230l-120 6v30c42 0 46 0 46 27z">
            <text:p/>
          </draw:path>
          <draw:path draw:style-name="gr3" draw:text-style-name="P3" draw:layer="layout" svg:width="0.309cm" svg:height="0.307cm" svg:x="18.401cm" svg:y="-1.155cm" svg:viewBox="0 0 310 308" svg:d="M289 158c15 0 21 0 21-17 0-21-4-71-36-105-25-25-61-36-109-36-106 0-165 68-165 154 0 89 66 154 175 154 106 0 135-71 135-82 0-13-12-13-15-13-12 0-14 3-18 15-13 32-53 53-96 53-94 0-95-89-95-123zM86 135c1-25 1-53 17-76 17-27 43-34 62-34 80 0 80 87 82 110z">
            <text:p/>
          </draw:path>
          <draw:path draw:style-name="gr3" draw:text-style-name="P3" draw:layer="layout" svg:width="0.271cm" svg:height="0.301cm" svg:x="18.754cm" svg:y="-1.153cm" svg:viewBox="0 0 272 302" svg:d="M112 76v-76l-112 6v30c42 0 46 0 46 27v209h-46v30c23 0 53-2 86-2 24 0 68 0 91 2v-30h-57v-118c0-48 15-129 83-129 0 0-13 11-13 30 0 29 21 42 42 42 19 0 40-15 40-42 0-36-36-55-71-55-47 0-74 34-89 76z">
            <text:p/>
          </draw:path>
          <draw:path draw:style-name="gr3" draw:text-style-name="P3" draw:layer="layout" svg:width="0.309cm" svg:height="0.307cm" svg:x="19.066cm" svg:y="-1.155cm" svg:viewBox="0 0 310 308" svg:d="M289 158c15 0 21 0 21-17 0-21-4-71-36-105-27-25-61-36-109-36-106 0-165 68-165 154 0 89 66 154 175 154 106 0 135-71 135-82 0-13-12-13-15-13-12 0-14 3-18 15-13 32-53 53-96 53-94 0-95-89-95-123zM86 135c1-25 1-53 17-76 17-27 43-34 62-34 80 0 80 87 82 110z">
            <text:p/>
          </draw:path>
          <draw:path draw:style-name="gr3" draw:text-style-name="P3" draw:layer="layout" svg:width="0.246cm" svg:height="0.303cm" svg:x="19.623cm" svg:y="-1.147cm" svg:viewBox="0 0 247 304" svg:d="M228 46c-19 0-32 15-32 30 0 9 5 19 21 19 15 0 30-11 30-38 0-29-29-57-80-57-89 0-114 68-114 99 0 51 52 62 71 66 34 6 70 14 70 51 0 18-17 73-97 73-10 0-61 0-76-35 25 2 42-17 42-36 0-15-12-22-25-22-17 0-38 13-38 43 0 38 38 65 97 65 108 0 135-82 135-110 0-25-14-42-21-50-19-19-38-22-68-28-23-6-52-10-52-40 0-21 17-61 76-61 17 0 52 4 61 31z">
            <text:p/>
          </draw:path>
          <draw:path draw:style-name="gr3" draw:text-style-name="P3" draw:layer="layout" svg:width="0.261cm" svg:height="0.297cm" svg:x="19.9cm" svg:y="-0.95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5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446cm" svg:height="0.157cm" svg:x="20.432cm" svg:y="-1.09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21.124cm" svg:y="-1.308cm" svg:viewBox="0 0 479 458" svg:d="M177 247h114c95 0 188-70 188-146 0-52-44-101-133-101h-217c-13 0-19 0-19 13 0 8 6 8 19 8 8 0 21 0 29 2 11 0 15 2 15 9 0 4-2 6-4 14l-89 360c-8 25-8 31-61 31-11 0-19 0-19 13 0 8 8 8 10 8 19 0 66-2 85-2 15 0 28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21.646cm" svg:y="-1.308cm" svg:viewBox="0 0 671 458" svg:d="M593 51c5-24 5-30 57-30 15 0 21 0 21-13 0-8-6-8-17-8h-90c-17 0-17 0-26 13l-243 382-54-380c-2-15-4-15-21-15h-91c-13 0-21 0-21 13 0 8 8 8 21 8 8 0 21 0 29 2 9 0 15 2 15 9 0 4-2 6-4 14l-85 341c-6 27-18 48-73 50-2 0-11 0-11 13 0 6 4 8 10 8 20 0 45-2 66-2 23 0 47 2 68 2 4 0 14 0 14-14 0-7-8-7-14-7-38 0-43-14-43-29 0-5 0-9 2-17l91-364 59 415c0 8 2 16 9 16 8 0 12-8 15-12l270-425-95 385c-7 25-7 31-61 31-11 0-19 0-19 13 0 8 8 8 10 8 19 0 65-2 84-2 26 0 56 2 83 2 4 0 13 0 13-14 0-7-5-7-19-7-24 0-43 0-43-12 0-3 0-3 4-17z">
            <text:p/>
          </draw:path>
          <draw:path draw:style-name="gr3" draw:text-style-name="P3" draw:layer="layout" svg:width="0.396cm" svg:height="0.487cm" svg:x="22.37cm" svg:y="-1.322cm" svg:viewBox="0 0 397 488" svg:d="M397 8c0-4 0-8-6-8-3 0-5 0-13 9l-32 38c-17-30-52-47-95-47-86 0-167 78-167 158 0 55 36 85 70 95l72 19c25 5 63 17 63 72 0 59-55 123-122 123-43 0-118-15-118-99 0-15 4-32 4-36 2-2 2-3 2-3 0-8-6-8-7-8-4 0-6 0-8 2s-40 156-40 157c0 4 4 8 8 8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2.805cm" svg:y="-1.30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371cm" svg:height="0.415cm" svg:x="23.313cm" svg:y="-1.251cm" svg:viewBox="0 0 372 416" svg:d="M369 27c3-8 3-10 3-14 0-7-5-13-13-13-6 0-9 4-15 15l-158 355-157-357c-6-11-10-13-16-13-7 0-13 6-13 13 0 2 0 2 4 12l167 376c6 11 10 15 15 15 10 0 12-6 15-15z">
            <text:p/>
          </draw:path>
          <draw:path draw:style-name="gr3" draw:text-style-name="P3" draw:layer="layout" svg:width="0.246cm" svg:height="0.303cm" svg:x="23.902cm" svg:y="-1.147cm" svg:viewBox="0 0 247 304" svg:d="M228 46c-19 0-32 15-32 30 0 9 5 19 21 19 15 0 30-11 30-38 0-29-28-57-80-57-89 0-114 68-114 99 0 51 52 62 71 66 34 6 70 14 70 51 0 18-17 73-97 73-10 0-61 0-76-35 25 2 42-17 42-36 0-15-12-22-25-22-17 0-38 13-38 43 0 38 38 65 97 65 108 0 135-82 135-110 0-25-14-42-21-50-19-19-38-22-68-28-23-6-50-10-50-40 0-21 15-61 74-61 17 0 52 4 61 31z">
            <text:p/>
          </draw:path>
          <draw:path draw:style-name="gr3" draw:text-style-name="P3" draw:layer="layout" svg:width="0.261cm" svg:height="0.297cm" svg:x="24.179cm" svg:y="-0.95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4.485cm" svg:y="-1.07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446cm" svg:height="0.157cm" svg:x="24.891cm" svg:y="-1.09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25.583cm" svg:y="-1.30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26.106cm" svg:y="-1.308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26.829cm" svg:y="-1.322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7.265cm" svg:y="-1.30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246cm" svg:height="0.303cm" svg:x="19.638cm" svg:y="-1.166cm" svg:viewBox="0 0 247 304" svg:d="M228 46c-19 0-32 15-32 30 0 9 5 19 21 19 15 0 30-11 30-38 0-29-28-57-80-57-89 0-114 68-114 99 0 51 52 62 71 66 34 6 70 14 70 51 0 18-17 73-97 73-10 0-61 0-76-35 25 2 42-17 42-36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9.915cm" svg:y="-0.97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5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446cm" svg:height="0.157cm" svg:x="20.447cm" svg:y="-1.11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21.139cm" svg:y="-1.32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2 34-102 34h-95z">
            <text:p/>
          </draw:path>
          <draw:path draw:style-name="gr3" draw:text-style-name="P3" draw:layer="layout" svg:width="0.67cm" svg:height="0.457cm" svg:x="21.66cm" svg:y="-1.326cm" svg:viewBox="0 0 671 458" svg:d="M593 51c5-24 5-30 57-30 15 0 21 0 21-13 0-8-6-8-17-8h-90c-17 0-17 0-26 13l-243 382-54-380c-2-15-4-15-21-15h-91c-13 0-21 0-21 13 0 8 8 8 21 8 8 0 21 0 29 2 9 0 15 2 15 9 0 4-2 6-4 14l-85 341c-6 27-18 48-73 50-2 0-11 0-11 13 0 6 4 8 10 8 20 0 45-2 66-2 23 0 47 2 68 2 4 0 14 0 14-14 0-7-8-7-14-7-38 0-43-14-43-29 0-5 0-9 2-17l91-364 59 415c0 8 2 16 9 16 8 0 12-8 15-12l270-425-95 385c-7 25-7 31-61 31-11 0-19 0-19 13 0 8 8 8 10 8 19 0 65-2 84-2 26 0 56 2 83 2 4 0 13 0 13-14 0-7-5-7-19-7-24 0-43 0-43-12 0-3 0-3 4-17z">
            <text:p/>
          </draw:path>
          <draw:path draw:style-name="gr3" draw:text-style-name="P3" draw:layer="layout" svg:width="0.396cm" svg:height="0.487cm" svg:x="22.385cm" svg:y="-1.341cm" svg:viewBox="0 0 397 488" svg:d="M397 8c0-4 0-8-6-8-3 0-5 0-13 9l-32 38c-17-30-52-47-95-47-86 0-167 78-167 158 0 55 36 85 70 95l72 19c25 5 63 17 63 72 0 59-55 123-122 123-43 0-118-15-118-99 0-15 4-32 4-36 2-2 2-3 2-3 0-8-6-8-7-8-4 0-6 0-8 2s-40 156-40 157c0 4 4 8 8 8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2.82cm" svg:y="-1.326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371cm" svg:height="0.415cm" svg:x="23.328cm" svg:y="-1.269cm" svg:viewBox="0 0 372 416" svg:d="M369 27c3-8 3-10 3-14 0-7-5-13-13-13-6 0-9 4-15 15l-158 355-157-357c-6-11-10-13-16-13-7 0-13 6-13 13 0 2 0 2 4 12l167 376c6 11 9 15 15 15 10 0 12-6 15-15z">
            <text:p/>
          </draw:path>
          <draw:path draw:style-name="gr3" draw:text-style-name="P3" draw:layer="layout" svg:width="0.246cm" svg:height="0.303cm" svg:x="23.917cm" svg:y="-1.166cm" svg:viewBox="0 0 247 304" svg:d="M228 46c-19 0-32 15-32 30 0 9 5 19 21 19 15 0 30-11 30-38 0-29-29-57-80-57-89 0-114 68-114 99 0 51 52 62 71 66 34 6 70 14 70 51 0 18-17 73-97 73-10 0-61 0-76-35 25 2 42-17 42-36 0-15-12-22-25-22-17 0-38 13-38 43 0 38 38 65 97 65 108 0 135-82 135-110 0-25-14-42-21-50-19-19-38-22-68-28-23-6-50-10-50-40 0-21 15-61 74-61 17 0 52 4 61 31z">
            <text:p/>
          </draw:path>
          <draw:path draw:style-name="gr3" draw:text-style-name="P3" draw:layer="layout" svg:width="0.261cm" svg:height="0.297cm" svg:x="24.194cm" svg:y="-0.97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9 11-36 25-10 17-17 43-17 47 0 6 5 6 7 6 8 0 8-2 12-13 5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4.5cm" svg:y="-1.09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446cm" svg:height="0.157cm" svg:x="24.907cm" svg:y="-1.11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25.598cm" svg:y="-1.326cm" svg:viewBox="0 0 479 458" svg:d="M177 247h114c95 0 188-70 188-146 0-52-44-101-133-101h-217c-13 0-19 0-19 13 0 8 6 8 19 8 8 0 21 0 29 2 11 0 15 2 15 9 0 4-2 6-4 14l-89 360c-8 25-8 31-61 31-11 0-19 0-19 13 0 8 8 8 10 8 19 0 66-2 85-2 15 0 28 0 44 0 13 0 28 2 43 2 4 0 14 0 14-14 0-7-6-7-19-7-25 0-44 0-44-12 0-3 2-7 2-11zM224 46c6-23 8-25 36-25h65c55 0 91 17 91 64 0 27-13 84-40 109-32 30-72 34-102 34h-95z">
            <text:p/>
          </draw:path>
          <draw:path draw:style-name="gr3" draw:text-style-name="P3" draw:layer="layout" svg:width="0.67cm" svg:height="0.457cm" svg:x="26.119cm" svg:y="-1.32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6 2 83 2 4 0 13 0 13-14 0-7-5-7-19-7-24 0-43 0-43-12 0-3 0-3 4-17z">
            <text:p/>
          </draw:path>
          <draw:path draw:style-name="gr3" draw:text-style-name="P3" draw:layer="layout" svg:width="0.396cm" svg:height="0.487cm" svg:x="26.845cm" svg:y="-1.341cm" svg:viewBox="0 0 397 488" svg:d="M397 8c0-4 0-8-6-8-3 0-5 0-13 9l-32 38c-17-30-52-47-95-47-86 0-167 78-167 158 0 55 36 85 70 95l72 19c25 5 63 17 63 72 0 59-55 123-122 123-44 0-118-15-118-99 0-15 4-32 4-36 2-2 2-3 2-3 0-8-6-8-7-8-4 0-6 0-8 2s-40 156-40 157c0 4 4 8 8 8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7.278cm" svg:y="-1.326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246cm" svg:height="0.303cm" svg:x="19.653cm" svg:y="-1.147cm" svg:viewBox="0 0 247 304" svg:d="M228 46c-19 0-32 15-32 30 0 9 5 19 21 19 15 0 30-11 30-38 0-29-28-57-80-57-89 0-114 68-114 99 0 51 52 62 71 66 34 6 70 14 70 51 0 18-17 73-97 73-10 0-61 0-76-35 25 2 42-17 42-36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9.931cm" svg:y="-0.95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9 11-36 25-10 17-17 43-17 47 0 6 5 6 7 6 8 0 8-2 12-13 5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446cm" svg:height="0.157cm" svg:x="20.463cm" svg:y="-1.09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21.154cm" svg:y="-1.30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21.675cm" svg:y="-1.308cm" svg:viewBox="0 0 671 458" svg:d="M593 51c5-24 5-30 57-30 15 0 21 0 21-13 0-8-6-8-17-8h-90c-17 0-17 0-26 13l-243 382-54-380c-2-15-4-15-21-15h-91c-13 0-21 0-21 13 0 8 8 8 21 8 8 0 21 0 29 2 9 0 15 2 15 9 0 4-2 6-4 14l-85 341c-6 27-18 48-73 50-2 0-11 0-11 13 0 6 4 8 10 8 20 0 45-2 66-2 23 0 47 2 68 2 4 0 14 0 14-14 0-7-8-7-14-7-38 0-43-14-43-29 0-5 0-9 2-17l91-364 59 415c0 8 2 16 9 16 8 0 12-8 15-12l270-425-95 385c-7 25-7 31-61 31-11 0-19 0-19 13 0 8 8 8 10 8 19 0 65-2 84-2 26 0 56 2 83 2 4 0 13 0 13-14 0-7-5-7-19-7-24 0-43 0-43-12 0-3 0-3 4-17z">
            <text:p/>
          </draw:path>
          <draw:path draw:style-name="gr3" draw:text-style-name="P3" draw:layer="layout" svg:width="0.396cm" svg:height="0.487cm" svg:x="22.401cm" svg:y="-1.322cm" svg:viewBox="0 0 397 488" svg:d="M397 8c0-4 0-8-6-8-3 0-5 0-13 9l-32 38c-17-30-52-47-95-47-86 0-167 78-167 158 0 55 36 85 70 95l72 19c25 5 63 17 63 72 0 59-55 123-122 123-43 0-118-15-118-99 0-15 4-32 4-36 2-2 2-3 2-3 0-8-6-8-7-8-4 0-6 0-8 2s-40 156-40 157c0 4 4 8 8 8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2.834cm" svg:y="-1.30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371cm" svg:height="0.415cm" svg:x="23.341cm" svg:y="-1.251cm" svg:viewBox="0 0 372 416" svg:d="M369 27c3-8 3-10 3-14 0-7-5-13-13-13-6 0-9 4-15 15l-158 355-157-357c-6-11-10-13-16-13-7 0-13 6-13 13 0 2 0 2 4 12l167 376c6 11 10 15 15 15 10 0 12-6 15-15z">
            <text:p/>
          </draw:path>
          <draw:path draw:style-name="gr3" draw:text-style-name="P3" draw:layer="layout" svg:width="0.246cm" svg:height="0.303cm" svg:x="23.932cm" svg:y="-1.147cm" svg:viewBox="0 0 247 304" svg:d="M228 46c-19 0-32 15-32 30 0 9 5 19 21 19 15 0 30-11 30-38 0-29-28-57-80-57-89 0-114 68-114 99 0 51 52 62 71 66 34 6 70 14 70 51 0 18-15 73-97 73-10 0-61 0-76-35 25 2 42-17 42-36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207cm" svg:y="-0.95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4.513cm" svg:y="-1.07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446cm" svg:height="0.157cm" svg:x="24.92cm" svg:y="-1.09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25.613cm" svg:y="-1.30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26.134cm" svg:y="-1.308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26.86cm" svg:y="-1.322cm" svg:viewBox="0 0 397 488" svg:d="M397 8c0-4 0-8-6-8-3 0-5 0-13 9l-32 38c-17-30-51-47-95-47-86 0-167 78-167 158 0 55 36 85 70 95l72 19c25 5 63 17 63 72 0 59-55 123-122 123-44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7.293cm" svg:y="-1.30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</draw:g>
        <draw:g>
          <svg:title>TexMaths</svg:title>
          <svg:desc>19§latex§\pmb{update $PMSI \leftarrow P_{new}$}§svg§600§TRUE§</svg:desc>
          <draw:polygon draw:style-name="gr4" draw:text-style-name="P4" draw:layer="layout" svg:width="6.742cm" svg:height="0.619cm" svg:x="1.026cm" svg:y="-3.703cm" svg:viewBox="0 0 6743 620" draw:points="3372,620 0,620 0,0 6743,0 6743,620">
            <text:p/>
          </draw:polygon>
          <draw:path draw:style-name="gr3" draw:text-style-name="P3" draw:layer="layout" svg:width="0.337cm" svg:height="0.303cm" svg:x="1.047cm" svg:y="-3.5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.414cm" svg:y="-3.51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text-style-name="P3" draw:layer="layout" svg:width="0.33cm" svg:height="0.472cm" svg:x="1.807cm" svg:y="-3.679cm" svg:viewBox="0 0 331 473" svg:d="M232 428v45l99-7v-21c-46 0-52-6-52-38v-407l-97 8v21c48 0 52 3 52 38v144c-19-25-48-42-84-42-80 0-150 67-150 152 0 86 66 152 142 152 44 0 73-23 90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2.181cm" svg:y="-3.513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2.498cm" svg:y="-3.626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259cm" svg:height="0.307cm" svg:x="2.763cm" svg:y="-3.5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3.289cm" svg:y="-3.671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3.811cm" svg:y="-3.671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4.535cm" svg:y="-3.686cm" svg:viewBox="0 0 397 488" svg:d="M397 8c0-4 0-8-6-8-3 0-5 0-13 10l-32 38c-17-31-52-48-95-48-86 0-166 78-166 158 0 55 35 85 69 95l72 19c25 5 63 17 63 72 0 59-55 124-122 124-44 0-118-16-118-99 0-15 4-33 4-36 2-2 2-4 2-4 0-8-4-8-8-8-3 0-5 0-7 2s-40 156-40 158c0 4 4 7 8 7 3 0 3-1 11-11l34-38c29 40 74 49 112 49 91 0 171-89 171-172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4.97cm" svg:y="-3.671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94cm" svg:height="0.349cm" svg:x="5.516cm" svg:y="-3.555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478cm" svg:height="0.457cm" svg:x="6.355cm" svg:y="-3.671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777cm" svg:y="-3.32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115cm" svg:y="-3.32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7.359cm" svg:y="-3.321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337cm" svg:height="0.303cm" svg:x="1.064cm" svg:y="-3.53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.431cm" svg:y="-3.536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text-style-name="P3" draw:layer="layout" svg:width="0.33cm" svg:height="0.472cm" svg:x="1.824cm" svg:y="-3.705cm" svg:viewBox="0 0 331 473" svg:d="M232 428v45l99-7v-21c-46 0-52-6-52-38v-407l-97 8v21c48 0 52 3 52 38v144c-19-25-48-42-84-42-80 0-150 67-150 152 0 86 66 152 142 152 44 0 73-23 90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2.198cm" svg:y="-3.54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2.516cm" svg:y="-3.652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259cm" svg:height="0.307cm" svg:x="2.78cm" svg:y="-3.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3.306cm" svg:y="-3.698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3.828cm" svg:y="-3.698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4.552cm" svg:y="-3.713cm" svg:viewBox="0 0 397 488" svg:d="M397 8c0-4 0-8-6-8-3 0-5 0-13 10l-32 38c-17-31-52-48-95-48-86 0-166 78-166 158 0 55 35 85 69 95l72 19c25 5 63 17 63 72 0 59-55 124-122 124-44 0-118-16-118-99 0-15 4-33 4-36 2-2 2-4 2-4 0-8-4-8-8-8-3 0-5 0-7 2s-40 156-40 158c0 4 4 7 8 7 3 0 3-1 11-11l34-38c29 40 74 49 112 49 91 0 171-89 171-172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4.987cm" svg:y="-3.698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94cm" svg:height="0.349cm" svg:x="5.533cm" svg:y="-3.582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478cm" svg:height="0.457cm" svg:x="6.373cm" svg:y="-3.698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794cm" svg:y="-3.348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133cm" svg:y="-3.348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7.376cm" svg:y="-3.348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337cm" svg:height="0.303cm" svg:x="1.081cm" svg:y="-3.5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.448cm" svg:y="-3.51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text-style-name="P3" draw:layer="layout" svg:width="0.33cm" svg:height="0.472cm" svg:x="1.839cm" svg:y="-3.679cm" svg:viewBox="0 0 331 473" svg:d="M232 428v45l99-7v-21c-46 0-52-6-52-38v-407l-97 8v21c48 0 52 3 52 38v144c-19-25-48-42-84-42-80 0-150 67-150 152 0 86 66 152 142 152 44 0 73-23 90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2.215cm" svg:y="-3.513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2.533cm" svg:y="-3.626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259cm" svg:height="0.307cm" svg:x="2.797cm" svg:y="-3.5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3.323cm" svg:y="-3.671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3.844cm" svg:y="-3.671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4.569cm" svg:y="-3.686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2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5.003cm" svg:y="-3.671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94cm" svg:height="0.349cm" svg:x="5.548cm" svg:y="-3.555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478cm" svg:height="0.457cm" svg:x="6.388cm" svg:y="-3.671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2 34-102 34h-95z">
            <text:p/>
          </draw:path>
          <draw:path draw:style-name="gr3" draw:text-style-name="P3" draw:layer="layout" svg:width="0.286cm" svg:height="0.212cm" svg:x="6.811cm" svg:y="-3.32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15cm" svg:y="-3.32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7.393cm" svg:y="-3.321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2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</draw:g>
        <draw:g>
          <svg:title>TexMaths</svg:title>
          <svg:desc>19§latex§\pmb{if $s_{p'} = PMSI$ then}§svg§600§TRUE§</svg:desc>
          <draw:polygon draw:style-name="gr4" draw:text-style-name="P4" draw:layer="layout" svg:width="5.88cm" svg:height="0.681cm" svg:x="12.983cm" svg:y="-0.507cm" svg:viewBox="0 0 5881 682" draw:points="2941,682 0,682 0,0 5881,0 5881,682">
            <text:p/>
          </draw:polygon>
          <draw:path draw:style-name="gr3" draw:text-style-name="P3" draw:layer="layout" svg:width="0.143cm" svg:height="0.448cm" svg:x="13.006cm" svg:y="-0.466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3.19cm" svg:y="-0.49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246cm" svg:height="0.303cm" svg:x="13.629cm" svg:y="-0.314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3.905cm" svg:y="-0.125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4.211cm" svg:y="-0.23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6cm" svg:height="0.157cm" svg:x="14.617cm" svg:y="-0.264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15.311cm" svg:y="-0.47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5.831cm" svg:y="-0.475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6.557cm" svg:y="-0.49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6.99cm" svg:y="-0.475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21cm" svg:height="0.419cm" svg:x="17.549cm" svg:y="-0.43cm" svg:viewBox="0 0 211 420" svg:d="M105 144h95v-20h-95v-124h-18c-1 55-20 127-87 129v15h57v185c0 84 63 91 87 91 48 0 67-47 67-91v-38h-17v38c0 49-19 74-46 74-43 0-43-61-43-72z">
            <text:p/>
          </draw:path>
          <draw:path draw:style-name="gr3" draw:text-style-name="P3" draw:layer="layout" svg:width="0.337cm" svg:height="0.465cm" svg:x="17.815cm" svg:y="-0.483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text-style-name="P3" draw:layer="layout" svg:width="0.259cm" svg:height="0.307cm" svg:x="18.182cm" svg:y="-0.317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337cm" svg:height="0.296cm" svg:x="18.48cm" svg:y="-0.314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8 0 53 3 53 38z">
            <text:p/>
          </draw:path>
          <draw:path draw:style-name="gr3" draw:text-style-name="P3" draw:layer="layout" svg:width="0.143cm" svg:height="0.448cm" svg:x="13.021cm" svg:y="-0.49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3.207cm" svg:y="-0.517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246cm" svg:height="0.303cm" svg:x="13.644cm" svg:y="-0.34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3.922cm" svg:y="-0.152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4.228cm" svg:y="-0.266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6cm" svg:height="0.157cm" svg:x="14.634cm" svg:y="-0.29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15.326cm" svg:y="-0.50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5.848cm" svg:y="-0.502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6.572cm" svg:y="-0.517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7.008cm" svg:y="-0.502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21cm" svg:height="0.419cm" svg:x="17.564cm" svg:y="-0.456cm" svg:viewBox="0 0 211 420" svg:d="M105 144h95v-20h-95v-124h-18c-1 55-20 127-87 129v15h57v185c0 84 63 91 87 91 48 0 67-47 67-91v-38h-17v38c0 49-19 74-46 74-43 0-43-61-43-72z">
            <text:p/>
          </draw:path>
          <draw:path draw:style-name="gr3" draw:text-style-name="P3" draw:layer="layout" svg:width="0.337cm" svg:height="0.465cm" svg:x="17.832cm" svg:y="-0.509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text-style-name="P3" draw:layer="layout" svg:width="0.259cm" svg:height="0.307cm" svg:x="18.199cm" svg:y="-0.344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337cm" svg:height="0.296cm" svg:x="18.497cm" svg:y="-0.34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8 0 53 3 53 38z">
            <text:p/>
          </draw:path>
          <draw:path draw:style-name="gr3" draw:text-style-name="P3" draw:layer="layout" svg:width="0.143cm" svg:height="0.448cm" svg:x="13.038cm" svg:y="-0.466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3.222cm" svg:y="-0.49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246cm" svg:height="0.303cm" svg:x="13.661cm" svg:y="-0.314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3.939cm" svg:y="-0.125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4.245cm" svg:y="-0.23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6cm" svg:height="0.157cm" svg:x="14.651cm" svg:y="-0.264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15.343cm" svg:y="-0.47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2 34-102 34h-95z">
            <text:p/>
          </draw:path>
          <draw:path draw:style-name="gr3" draw:text-style-name="P3" draw:layer="layout" svg:width="0.67cm" svg:height="0.457cm" svg:x="15.866cm" svg:y="-0.475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6.59cm" svg:y="-0.49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7.025cm" svg:y="-0.475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21cm" svg:height="0.419cm" svg:x="17.581cm" svg:y="-0.43cm" svg:viewBox="0 0 211 420" svg:d="M105 144h95v-20h-95v-124h-18c-1 55-20 127-87 129v15h57v185c0 84 63 91 87 91 48 0 67-47 67-91v-38h-17v38c0 49-21 74-46 74-43 0-43-61-43-72z">
            <text:p/>
          </draw:path>
          <draw:path draw:style-name="gr3" draw:text-style-name="P3" draw:layer="layout" svg:width="0.337cm" svg:height="0.465cm" svg:x="17.849cm" svg:y="-0.483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text-style-name="P3" draw:layer="layout" svg:width="0.259cm" svg:height="0.307cm" svg:x="18.216cm" svg:y="-0.317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337cm" svg:height="0.296cm" svg:x="18.514cm" svg:y="-0.314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8 0 53 3 53 38z">
            <text:p/>
          </draw:path>
        </draw:g>
        <draw:g>
          <svg:title>TexMaths</svg:title>
          <svg:desc>19§latex§\pmb{update  $s_p \leftarrow s_{p'}$} §svg§600§TRUE§</svg:desc>
          <draw:polygon draw:style-name="gr4" draw:text-style-name="P4" draw:layer="layout" svg:width="4.662cm" svg:height="0.681cm" svg:x="15.591cm" svg:y="0.193cm" svg:viewBox="0 0 4663 682" draw:points="2332,682 0,682 0,0 4663,0 4663,682">
            <text:p/>
          </draw:polygon>
          <draw:path draw:style-name="gr3" draw:text-style-name="P3" draw:layer="layout" svg:width="0.337cm" svg:height="0.303cm" svg:x="15.612cm" svg:y="0.38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5.979cm" svg:y="0.387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16.372cm" svg:y="0.218cm" svg:viewBox="0 0 331 473" svg:d="M232 428v45l99-7v-21c-46 0-52-6-52-38v-407l-97 8v21c48 0 52 3 52 38v144c-19-25-48-42-84-42-80 0-150 67-150 152 0 86 67 152 143 152 43 0 72-23 89-45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16.746cm" svg:y="0.383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7 29-92 139-95z">
            <text:p/>
          </draw:path>
          <draw:path draw:style-name="gr3" draw:text-style-name="P3" draw:layer="layout" svg:width="0.21cm" svg:height="0.419cm" svg:x="17.064cm" svg:y="0.271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17.328cm" svg:y="0.38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46cm" svg:height="0.303cm" svg:x="17.864cm" svg:y="0.387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8.139cm" svg:y="0.575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8.671cm" svg:y="0.341cm" svg:viewBox="0 0 595 350" svg:d="M570 188c13 0 25 0 25-13 0-14-12-13-25-13h-498c38-29 55-56 61-65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19.521cm" svg:y="0.387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9.796cm" svg:y="0.575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0.102cm" svg:y="0.461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37cm" svg:height="0.303cm" svg:x="15.629cm" svg:y="0.3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5.996cm" svg:y="0.36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16.389cm" svg:y="0.191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16.763cm" svg:y="0.356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17.081cm" svg:y="0.244cm" svg:viewBox="0 0 211 420" svg:d="M105 144h95v-20h-95v-124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17.345cm" svg:y="0.35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46cm" svg:height="0.303cm" svg:x="17.879cm" svg:y="0.36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8.156cm" svg:y="0.548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8.688cm" svg:y="0.315cm" svg:viewBox="0 0 595 350" svg:d="M570 188c13 0 25 0 25-13 0-14-12-13-25-13h-498c38-29 55-56 61-65 30-46 36-87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19.536cm" svg:y="0.36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9.813cm" svg:y="0.548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0.119cm" svg:y="0.43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37cm" svg:height="0.303cm" svg:x="15.646cm" svg:y="0.38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6.013cm" svg:y="0.387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16.404cm" svg:y="0.218cm" svg:viewBox="0 0 331 473" svg:d="M232 428v45l99-7v-21c-46 0-52-6-52-38v-407l-97 8v21c48 0 52 3 52 38v144c-19-25-48-42-84-42-80 0-150 67-150 152 0 86 67 152 143 152 43 0 72-23 89-45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16.781cm" svg:y="0.383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7 29-92 139-95z">
            <text:p/>
          </draw:path>
          <draw:path draw:style-name="gr3" draw:text-style-name="P3" draw:layer="layout" svg:width="0.21cm" svg:height="0.419cm" svg:x="17.098cm" svg:y="0.271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17.362cm" svg:y="0.38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46cm" svg:height="0.303cm" svg:x="17.896cm" svg:y="0.387cm" svg:viewBox="0 0 247 304" svg:d="M228 46c-19 0-32 15-32 30 0 10 5 19 21 19 15 0 30-11 30-38 0-28-28-57-80-57-89 0-114 68-114 99 0 51 52 62 71 66 34 6 70 14 70 52 0 17-15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8.173cm" svg:y="0.575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8.705cm" svg:y="0.341cm" svg:viewBox="0 0 595 350" svg:d="M570 188c13 0 25 0 25-13 0-14-12-13-25-13h-498c38-29 55-56 61-65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19.553cm" svg:y="0.387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9.83cm" svg:y="0.575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0.136cm" svg:y="0.461cm" svg:viewBox="0 0 95 177" svg:d="M91 32c0 0 4-7 4-13 0-11-11-19-21-19-15 0-19 11-21 15l-51 147c-2 3-2 5-2 5 0 6 15 10 15 10 2 0 4-2 6-6z">
            <text:p/>
          </draw:path>
        </draw:g>
        <draw:g>
          <svg:title>TexMaths</svg:title>
          <svg:desc>19§latex§\pmb{ update $ s_{p'} \leftarrow \left\lbrace 0,1\right\rbrace^{34} \notin \left\lbrace \right s_p,s_{p'}\vert \forall s \in S\rbrace$} §svg§600§TRUE§</svg:desc>
          <draw:polygon draw:style-name="gr4" draw:text-style-name="P4" draw:layer="layout" svg:width="11.827cm" svg:height="0.854cm" svg:x="15.627cm" svg:y="0.659cm" svg:viewBox="0 0 11828 855" draw:points="5913,855 0,855 0,0 11828,0 11828,855">
            <text:p/>
          </draw:polygon>
          <draw:path draw:style-name="gr3" draw:text-style-name="P3" draw:layer="layout" svg:width="0.337cm" svg:height="0.303cm" svg:x="15.648cm" svg:y="1.026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6.015cm" svg:y="1.026cm" svg:viewBox="0 0 331 427" svg:d="M97 44v-44l-97 8v20c48 0 53 4 53 33v315c0 31-7 31-53 31v20c23-1 57-3 76-3 17 0 51 2 76 3v-20c-46 0-53 0-53-31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16.408cm" svg:y="0.859cm" svg:viewBox="0 0 331 473" svg:d="M232 427v46l99-8v-21c-46 0-52-5-52-37v-407l-97 8v20c48 0 52 4 52 38v145c-19-25-48-42-84-42-80 0-150 67-150 152 0 86 67 152 143 152 43 0 72-23 89-46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16.782cm" svg:y="1.022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21cm" svg:height="0.419cm" svg:x="17.1cm" svg:y="0.912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17.364cm" svg:y="1.02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46cm" svg:height="0.303cm" svg:x="17.899cm" svg:y="1.0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8.175cm" svg:y="1.21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8.481cm" svg:y="1.10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9cm" svg:x="18.888cm" svg:y="0.98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38cm" svg:height="0.668cm" svg:x="19.75cm" svg:y="0.821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282cm" svg:height="0.461cm" svg:x="20.062cm" svg:y="0.878cm" svg:viewBox="0 0 283 462" svg:d="M283 232c0-53-4-107-26-156-31-65-86-76-114-76-42 0-90 17-118 80-21 45-25 99-25 152 0 51 2 110 30 161 29 55 78 69 111 69 36 0 87-16 117-78 21-46 25-99 25-152zM141 446c-25 0-65-17-78-81-8-40-8-101-8-141 0-44 0-87 6-123 13-80 63-86 80-86 22 0 66 12 79 78 8 38 8 89 8 131 0 50 0 95-8 139-11 63-49 83-79 83z">
            <text:p/>
          </draw:path>
          <draw:path draw:style-name="gr3" draw:text-style-name="P3" draw:layer="layout" svg:width="0.079cm" svg:height="0.2cm" svg:x="20.425cm" svg:y="1.25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21cm" svg:height="0.445cm" svg:x="20.723cm" svg:y="0.878cm" svg:viewBox="0 0 222 446" svg:d="M139 17c0-15 0-17-15-17-42 44-103 44-124 44v21c13 0 53 0 87-19v347c0 25-1 33-62 33h-21v20c25-2 82-2 110-2 27 0 86 0 108 2v-20h-21c-60 0-62-8-62-33z">
            <text:p/>
          </draw:path>
          <draw:path draw:style-name="gr3" draw:text-style-name="P3" draw:layer="layout" svg:width="0.238cm" svg:height="0.668cm" svg:x="21.044cm" svg:y="0.821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216cm" svg:height="0.32cm" svg:x="21.36cm" svg:y="0.676cm" svg:viewBox="0 0 217 321" svg:d="M103 156c38 0 64 24 64 76 0 57-34 74-62 74-19 0-59-4-80-32 23 0 28-18 28-27 0-15-11-25-26-25-14 0-27 8-27 27 0 44 49 72 106 72 65 0 111-44 111-89 0-38-31-74-82-86 49-17 66-53 66-81 0-37-41-65-95-65-51 0-91 25-91 63 0 17 10 24 25 24 13 0 23-9 23-22 0-16-10-25-23-25 15-21 47-27 66-27 21 0 50 12 50 52 0 20-6 41-19 57-15 17-29 19-51 19-12 1-14 1-16 1s-3 0-3 6c0 8 3 8 11 8z">
            <text:p/>
          </draw:path>
          <draw:path draw:style-name="gr3" draw:text-style-name="P3" draw:layer="layout" svg:width="0.231cm" svg:height="0.316cm" svg:x="21.618cm" svg:y="0.671cm" svg:viewBox="0 0 232 317" svg:d="M232 239v-17h-53v-209c0-9 0-13-10-13-6 0-7 0-13 6l-156 216v17h139v40c0 15 0 21-38 21h-14v17c25-2 54-2 71-2 19 0 47 0 72 2v-17h-13c-38 0-38-6-38-21v-40zM143 51v171h-126z">
            <text:p/>
          </draw:path>
          <draw:path draw:style-name="gr3" draw:text-style-name="P3" draw:layer="layout" svg:width="0.261cm" svg:height="0.668cm" svg:x="22.196cm" svg:y="0.821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22.14cm" svg:y="0.96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22.764cm" svg:y="0.821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246cm" svg:height="0.303cm" svg:x="23.277cm" svg:y="1.0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3.552cm" svg:y="1.21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79cm" svg:height="0.2cm" svg:x="23.919cm" svg:y="1.25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4.193cm" svg:y="1.0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47cm" svg:y="1.21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4.776cm" svg:y="1.10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28cm" svg:height="0.668cm" svg:x="25.038cm" svg:y="0.821cm" svg:viewBox="0 0 29 669" svg:d="M29 25c0-14 0-25-14-25-15 0-15 11-15 25v621c0 11 0 23 15 23 14 0 14-12 14-23z">
            <text:p/>
          </draw:path>
          <draw:path draw:style-name="gr3" draw:text-style-name="P3" draw:layer="layout" svg:width="0.371cm" svg:height="0.48cm" svg:x="25.145cm" svg:y="0.859cm" svg:viewBox="0 0 372 481" svg:d="M371 25c1-6 1-8 1-12 0-5-3-13-13-13-7 0-11 8-15 15l-55 148h-203l-57-148c-4-9-6-15-16-15-5 0-13 8-13 13 0 2 0 2 4 12l167 440c4 8 8 16 15 16 10 0 14-8 15-16zM95 190h182l-91 237z">
            <text:p/>
          </draw:path>
          <draw:path draw:style-name="gr3" draw:text-style-name="P3" draw:layer="layout" svg:width="0.246cm" svg:height="0.303cm" svg:x="25.547cm" svg:y="1.0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35cm" svg:height="0.388cm" svg:x="26.066cm" svg:y="0.961cm" svg:viewBox="0 0 336 389" svg:d="M312 207c11 0 24 0 24-13 0-14-13-14-24-14h-283c7-89 83-153 178-153h105c11 0 24 0 24-14 0-13-13-13-24-13h-105c-116 0-207 87-207 194 0 108 91 195 207 195h105c11 0 24 0 24-13s-13-13-24-13h-105c-95 0-171-65-178-156z">
            <text:p/>
          </draw:path>
          <draw:path draw:style-name="gr3" draw:text-style-name="P3" draw:layer="layout" svg:width="0.396cm" svg:height="0.487cm" svg:x="26.674cm" svg:y="0.851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238cm" svg:height="0.668cm" svg:x="27.134cm" svg:y="0.821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337cm" svg:height="0.303cm" svg:x="15.665cm" svg:y="0.999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6.032cm" svg:y="0.999cm" svg:viewBox="0 0 331 427" svg:d="M97 44v-44l-97 8v20c48 0 53 4 53 33v315c0 31-7 31-53 31v20c23-1 57-3 76-3 17 0 51 2 76 3v-20c-46 0-53 0-53-31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16.425cm" svg:y="0.832cm" svg:viewBox="0 0 331 473" svg:d="M232 427v46l99-8v-21c-46 0-52-5-52-37v-407l-97 8v20c48 0 52 4 52 38v145c-19-25-48-42-84-42-80 0-150 67-150 152 0 86 67 152 143 152 43 0 72-23 89-46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16.799cm" svg:y="0.995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21cm" svg:height="0.419cm" svg:x="17.117cm" svg:y="0.885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17.381cm" svg:y="0.995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46cm" svg:height="0.303cm" svg:x="17.915cm" svg:y="0.999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8.192cm" svg:y="1.189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8.498cm" svg:y="1.075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9cm" svg:x="18.905cm" svg:y="0.954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38cm" svg:height="0.668cm" svg:x="19.767cm" svg:y="0.794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282cm" svg:height="0.461cm" svg:x="20.079cm" svg:y="0.851cm" svg:viewBox="0 0 283 462" svg:d="M283 232c0-53-4-107-26-156-31-65-86-76-114-76-42 0-90 17-118 80-21 45-25 99-25 152 0 51 2 110 30 161 29 55 78 69 111 69 36 0 87-16 117-78 21-46 25-99 25-152zM141 446c-25 0-65-17-78-81-8-40-8-101-8-141 0-44 0-87 6-123 13-80 63-86 80-86 22 0 66 12 79 78 8 38 8 89 8 131 0 50 0 95-8 139-11 63-49 83-79 83z">
            <text:p/>
          </draw:path>
          <draw:path draw:style-name="gr3" draw:text-style-name="P3" draw:layer="layout" svg:width="0.079cm" svg:height="0.2cm" svg:x="20.442cm" svg:y="1.223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21cm" svg:height="0.445cm" svg:x="20.74cm" svg:y="0.851cm" svg:viewBox="0 0 222 446" svg:d="M139 17c0-15 0-17-15-17-42 44-103 44-124 44v21c13 0 53 0 87-19v347c0 25-1 33-62 33h-21v20c25-2 82-2 110-2 27 0 86 0 108 2v-20h-21c-60 0-62-8-62-33z">
            <text:p/>
          </draw:path>
          <draw:path draw:style-name="gr3" draw:text-style-name="P3" draw:layer="layout" svg:width="0.238cm" svg:height="0.668cm" svg:x="21.061cm" svg:y="0.794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216cm" svg:height="0.32cm" svg:x="21.377cm" svg:y="0.65cm" svg:viewBox="0 0 217 321" svg:d="M103 156c38 0 64 24 64 76 0 57-34 74-62 74-19 0-59-4-80-32 23 0 28-18 28-27 0-15-11-25-26-25-14 0-27 8-27 27 0 44 49 72 106 72 65 0 111-44 111-89 0-38-31-74-82-86 49-17 66-53 66-81 0-37-41-65-95-65-51 0-91 25-91 63 0 17 10 24 25 24 13 0 23-9 23-22 0-16-10-25-23-25 15-21 47-27 66-27 21 0 50 12 50 52 0 20-6 41-19 57-15 17-29 19-51 19-12 1-14 1-16 1 0 0-3 0-3 6 0 8 3 8 11 8z">
            <text:p/>
          </draw:path>
          <draw:path draw:style-name="gr3" draw:text-style-name="P3" draw:layer="layout" svg:width="0.231cm" svg:height="0.316cm" svg:x="21.633cm" svg:y="0.644cm" svg:viewBox="0 0 232 317" svg:d="M232 239v-17h-53v-209c0-9 0-13-10-13-6 0-7 0-13 6l-156 216v17h139v40c0 15 0 21-38 21h-14v17c25-2 54-2 71-2 19 0 47 0 72 2v-17h-13c-38 0-38-6-38-21v-40zM143 51v171h-126z">
            <text:p/>
          </draw:path>
          <draw:path draw:style-name="gr3" draw:text-style-name="P3" draw:layer="layout" svg:width="0.261cm" svg:height="0.668cm" svg:x="22.213cm" svg:y="0.794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22.158cm" svg:y="0.935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22.781cm" svg:y="0.794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246cm" svg:height="0.303cm" svg:x="23.292cm" svg:y="0.999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3.569cm" svg:y="1.189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79cm" svg:height="0.2cm" svg:x="23.936cm" svg:y="1.223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4.21cm" svg:y="0.999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485cm" svg:y="1.189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4.791cm" svg:y="1.075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28cm" svg:height="0.668cm" svg:x="25.055cm" svg:y="0.794cm" svg:viewBox="0 0 29 669" svg:d="M29 25c0-14 0-25-14-25-15 0-15 11-15 25v621c0 11 0 23 15 23 14 0 14-12 14-23z">
            <text:p/>
          </draw:path>
          <draw:path draw:style-name="gr3" draw:text-style-name="P3" draw:layer="layout" svg:width="0.371cm" svg:height="0.48cm" svg:x="25.16cm" svg:y="0.832cm" svg:viewBox="0 0 372 481" svg:d="M371 25c1-6 1-8 1-12 0-5-3-13-13-13-7 0-11 8-15 15l-55 148h-203l-57-148c-4-9-6-15-16-15-5 0-13 8-13 13 0 2 0 2 4 12l167 440c4 8 8 16 15 16 10 0 14-8 15-16zM95 190h182l-91 237z">
            <text:p/>
          </draw:path>
          <draw:path draw:style-name="gr3" draw:text-style-name="P3" draw:layer="layout" svg:width="0.246cm" svg:height="0.303cm" svg:x="25.564cm" svg:y="0.999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35cm" svg:height="0.388cm" svg:x="26.083cm" svg:y="0.935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96cm" svg:height="0.487cm" svg:x="26.691cm" svg:y="0.824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238cm" svg:height="0.668cm" svg:x="27.151cm" svg:y="0.794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337cm" svg:height="0.303cm" svg:x="15.682cm" svg:y="1.026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6.049cm" svg:y="1.026cm" svg:viewBox="0 0 331 427" svg:d="M97 44v-44l-97 8v20c48 0 53 4 53 33v315c0 31-7 31-53 31v20c23-1 57-3 76-3 17 0 51 2 76 3v-20c-46 0-53 0-53-31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16.44cm" svg:y="0.859cm" svg:viewBox="0 0 331 473" svg:d="M232 427v46l99-8v-21c-46 0-52-5-52-37v-407l-97 8v20c48 0 52 4 52 38v145c-19-25-48-42-84-42-80 0-150 67-150 152 0 86 67 152 143 152 43 0 72-23 89-46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16.816cm" svg:y="1.022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21cm" svg:height="0.419cm" svg:x="17.134cm" svg:y="0.912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17.398cm" svg:y="1.02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46cm" svg:height="0.303cm" svg:x="17.932cm" svg:y="1.0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8.209cm" svg:y="1.21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8.515cm" svg:y="1.10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9cm" svg:x="18.922cm" svg:y="0.98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38cm" svg:height="0.668cm" svg:x="19.782cm" svg:y="0.821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282cm" svg:height="0.461cm" svg:x="20.094cm" svg:y="0.878cm" svg:viewBox="0 0 283 462" svg:d="M283 232c0-53-4-107-26-156-31-65-86-76-114-76-42 0-90 17-118 80-21 45-25 99-25 152 0 51 2 110 30 161 29 55 78 69 111 69 36 0 87-16 117-78 21-46 25-99 25-152zM141 446c-27 0-65-17-78-81-8-40-8-101-8-141 0-44 0-87 6-123 13-80 63-86 80-86 22 0 66 12 79 78 8 38 8 89 8 131 0 50 0 95-8 139-11 63-49 83-79 83z">
            <text:p/>
          </draw:path>
          <draw:path draw:style-name="gr3" draw:text-style-name="P3" draw:layer="layout" svg:width="0.079cm" svg:height="0.2cm" svg:x="20.459cm" svg:y="1.25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21cm" svg:height="0.445cm" svg:x="20.757cm" svg:y="0.878cm" svg:viewBox="0 0 222 446" svg:d="M139 17c0-15 0-17-15-17-42 44-103 44-124 44v21c13 0 53 0 87-19v347c0 25-1 33-62 33h-21v20c25-2 82-2 110-2 27 0 86 0 108 2v-20h-21c-60 0-62-8-62-33z">
            <text:p/>
          </draw:path>
          <draw:path draw:style-name="gr3" draw:text-style-name="P3" draw:layer="layout" svg:width="0.238cm" svg:height="0.668cm" svg:x="21.078cm" svg:y="0.821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216cm" svg:height="0.32cm" svg:x="21.392cm" svg:y="0.676cm" svg:viewBox="0 0 217 321" svg:d="M103 156c38 0 64 24 64 76 0 57-34 74-62 74-19 0-59-4-80-32 23 0 28-18 28-27 0-15-11-25-26-25-14 0-27 8-27 27 0 44 49 72 106 72 65 0 111-44 111-89 0-38-31-74-82-86 49-17 66-53 66-81 0-37-41-65-95-65-51 0-91 25-91 63 0 17 10 24 25 24 13 0 23-9 23-22 0-16-10-25-23-25 15-21 47-27 66-27 21 0 50 12 50 52 0 20-6 41-19 57-15 17-29 19-51 19-12 1-14 1-16 1 0 0-3 0-3 6 0 8 3 8 11 8z">
            <text:p/>
          </draw:path>
          <draw:path draw:style-name="gr3" draw:text-style-name="P3" draw:layer="layout" svg:width="0.231cm" svg:height="0.316cm" svg:x="21.65cm" svg:y="0.671cm" svg:viewBox="0 0 232 317" svg:d="M232 239v-17h-53v-209c0-9 0-13-10-13-6 0-7 0-13 6l-156 216v17h139v40c0 15 0 21-38 21h-14v17c25-2 54-2 71-2 19 0 47 0 72 2v-17h-13c-38 0-38-6-38-21v-40zM143 51v171h-126z">
            <text:p/>
          </draw:path>
          <draw:path draw:style-name="gr3" draw:text-style-name="P3" draw:layer="layout" svg:width="0.261cm" svg:height="0.668cm" svg:x="22.23cm" svg:y="0.821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22.175cm" svg:y="0.96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22.798cm" svg:y="0.821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246cm" svg:height="0.303cm" svg:x="23.309cm" svg:y="1.0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3.586cm" svg:y="1.21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79cm" svg:height="0.2cm" svg:x="23.953cm" svg:y="1.25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24.227cm" svg:y="1.0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502cm" svg:y="1.21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4.808cm" svg:y="1.10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28cm" svg:height="0.668cm" svg:x="25.072cm" svg:y="0.821cm" svg:viewBox="0 0 29 669" svg:d="M29 25c0-14 0-25-14-25-15 0-15 11-15 25v621c0 11 0 23 15 23 14 0 14-12 14-23z">
            <text:p/>
          </draw:path>
          <draw:path draw:style-name="gr3" draw:text-style-name="P3" draw:layer="layout" svg:width="0.371cm" svg:height="0.48cm" svg:x="25.177cm" svg:y="0.859cm" svg:viewBox="0 0 372 481" svg:d="M371 25c1-6 1-8 1-12 0-5-3-13-13-13-7 0-11 8-15 15l-55 148h-203l-57-148c-4-9-6-15-16-15-5 0-13 8-13 13 0 2 0 2 4 12l167 440c4 8 8 16 15 16 10 0 14-8 15-16zM95 190h182l-91 237z">
            <text:p/>
          </draw:path>
          <draw:path draw:style-name="gr3" draw:text-style-name="P3" draw:layer="layout" svg:width="0.246cm" svg:height="0.303cm" svg:x="25.582cm" svg:y="1.0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35cm" svg:height="0.388cm" svg:x="26.1cm" svg:y="0.96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96cm" svg:height="0.487cm" svg:x="26.708cm" svg:y="0.851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238cm" svg:height="0.668cm" svg:x="27.168cm" svg:y="0.821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</draw:g>
        <draw:line draw:style-name="gr5" draw:text-style-name="P5" draw:layer="layout" svg:x1="14.378cm" svg:y1="4.624cm" svg:x2="25.4cm" svg:y2="4.624cm">
          <text:p/>
        </draw:line>
        <draw:g>
          <svg:title>TexMaths</svg:title>
          <svg:desc>19§latex§$RAND,AUTN,XRES,CK,IK$§svg§600§TRUE§</svg:desc>
          <draw:polygon draw:style-name="gr4" draw:text-style-name="P4" draw:layer="layout" svg:width="9.558cm" svg:height="0.584cm" svg:x="15.128cm" svg:y="3.858cm" svg:viewBox="0 0 9559 585" draw:points="4780,585 0,585 0,0 9559,0 9559,585">
            <text:p/>
          </draw:polygon>
          <draw:path draw:style-name="gr3" draw:text-style-name="P3" draw:layer="layout" svg:width="0.478cm" svg:height="0.472cm" svg:x="15.155cm" svg:y="3.856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59cm" svg:height="0.48cm" svg:x="15.662cm" svg:y="3.835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6.164cm" svg:y="3.8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16.772cm" svg:y="3.856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3 4-15z">
            <text:p/>
          </draw:path>
          <draw:path draw:style-name="gr3" draw:text-style-name="P3" draw:layer="layout" svg:width="0.079cm" svg:height="0.2cm" svg:x="17.372cm" svg:y="4.2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7.634cm" svg:y="3.835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465cm" svg:height="0.472cm" svg:x="18.153cm" svg:y="3.856cm" svg:viewBox="0 0 466 473" svg:d="M380 70c8-26 19-47 74-49 2 0 12 0 12-13 0 0 0-8-10-8-23 0-46 2-68 2-23 0-48-2-71-2-3 0-11 0-11 13 0 8 6 8 11 8 38 0 46 15 46 28 0 4 0 14-2 16l-61 239c-23 89-99 148-165 148-46 0-82-30-82-87 0-2 0-23 6-53l66-261c6-24 6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8.653cm" svg:y="3.86cm" svg:viewBox="0 0 456 454" svg:d="M270 48c6-19 7-23 15-25s29-2 44-2c66 0 97 2 97 55 0 10-2 36-6 53 0 4-2 12-2 14 0 3 2 7 8 7 7 0 9-4 11-15l17-116c2-4 2-10 2-11 0-8-8-8-19-8h-370c-18 0-18 0-23 13l-40 118c0 2-4 11-4 13 0 4 4 6 8 6 7 0 7-2 11-13 36-105 53-116 154-116h25c19 0 19 2 19 8 0 3-2 13-2 15l-90 357c-7 25-9 32-79 32-25 0-29 0-29 14 0 7 8 7 12 7 17 0 36-2 55-2s38 0 57 0 38 0 55 0c19 0 40 2 59 2 5 0 15 0 15-13 0-8-6-8-23-8s-27 0-44-2c-19-2-24-3-24-13 0-2 0-6 2-15z">
            <text:p/>
          </draw:path>
          <draw:path draw:style-name="gr3" draw:text-style-name="P3" draw:layer="layout" svg:width="0.563cm" svg:height="0.457cm" svg:x="19.143cm" svg:y="3.8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079cm" svg:height="0.2cm" svg:x="19.745cm" svg:y="4.2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552cm" svg:height="0.457cm" svg:x="20.002cm" svg:y="3.856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20.615cm" svg:y="3.856cm" svg:viewBox="0 0 479 473" svg:d="M224 46c4-16 6-23 19-25 6 0 27 0 40 0 48 0 124 0 124 66 0 23-12 69-38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86cm" svg:height="0.455cm" svg:x="21.123cm" svg:y="3.858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96cm" svg:height="0.487cm" svg:x="21.662cm" svg:y="3.841cm" svg:viewBox="0 0 397 488" svg:d="M397 8c0-4 0-8-6-8-3 0-5 0-13 10l-32 38c-17-31-51-48-95-48-86 0-165 78-165 158 0 55 34 85 68 95l72 19c25 5 63 17 63 72 0 59-55 123-122 123-43 0-118-15-118-98 0-16 4-33 4-36 2-2 2-4 2-4 0-8-4-8-7-8-4 0-6 0-8 2s-40 156-40 158c0 4 4 7 8 7 3 0 3-2 11-11l34-38c29 40 74 49 112 49 92 0 171-89 171-173 0-47-22-70-32-77-15-18-27-20-85-35-16-4-40-11-46-11-17-8-40-27-40-63 0-53 53-110 116-110 57 0 97 29 97 105 0 20-2 32-2 36 0 1 0 7 8 7 7 0 7-2 9-13z">
            <text:p/>
          </draw:path>
          <draw:path draw:style-name="gr3" draw:text-style-name="P3" draw:layer="layout" svg:width="0.079cm" svg:height="0.2cm" svg:x="22.093cm" svg:y="4.24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6cm" svg:height="0.487cm" svg:x="22.367cm" svg:y="3.841cm" svg:viewBox="0 0 477 488" svg:d="M477 8c0-4-2-8-8-8-2 0-3 0-11 8l-46 51c-7-10-38-59-112-59-150 0-300 148-300 304 0 110 80 184 182 184 57 0 109-28 145-59 63-55 74-116 74-117 0-6-8-6-10-6-3 0-5 0-7 6-6 19-21 66-69 106-45 38-87 49-123 49-59 0-131-36-131-140 0-38 15-147 82-224 39-48 102-82 163-82 68 0 108 51 108 129 0 27-2 29-2 34 0 8 8 8 10 8 9 0 9-2 11-13z">
            <text:p/>
          </draw:path>
          <draw:path draw:style-name="gr3" draw:text-style-name="P3" draw:layer="layout" svg:width="0.569cm" svg:height="0.457cm" svg:x="22.882cm" svg:y="3.856cm" svg:viewBox="0 0 570 458" svg:d="M315 186c0-2-3-6-3-7 0-2 13-12 21-17l115-90c63-47 90-49 111-51 5 0 11-2 11-13 0-4-2-8-8-8-15 0-30 2-47 2-25 0-49-2-74-2-4 0-13 0-13 13 0 6 3 8 9 8 13 2 19 4 19 13 0 13-19 29-23 33l-262 199 53-215c8-24 8-30 57-30 17 0 23 0 23-13 0-6-6-8-9-8-19 0-67 2-86 2s-66-2-85-2c-6 0-16 0-16 13 0 8 8 8 21 8 8 0 21 0 29 2 9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079cm" svg:height="0.2cm" svg:x="23.49cm" svg:y="4.2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11cm" svg:height="0.457cm" svg:x="23.75cm" svg:y="3.856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69cm" svg:height="0.457cm" svg:x="24.098cm" svg:y="3.856cm" svg:viewBox="0 0 570 458" svg:d="M315 186c0-2-3-6-3-7 0-2 13-12 21-17l115-90c63-47 90-49 111-51 5 0 11-2 11-13 0-4-2-8-8-8-15 0-30 2-47 2-25 0-49-2-74-2-4 0-13 0-13 13 0 6 3 8 9 8 13 2 21 4 21 13 0 13-21 29-25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3-8-29 0-38-6-48-30z">
            <text:p/>
          </draw:path>
        </draw:g>
        <draw:line draw:style-name="gr5" draw:text-style-name="P5" draw:layer="layout" svg:x1="2.286cm" svg:y1="5.924cm" svg:x2="14.224cm" svg:y2="5.924cm">
          <text:p/>
        </draw:line>
        <draw:g>
          <svg:title>TexMaths</svg:title>
          <svg:desc>19§latex§authentication request $\left(RAND,AUTN\right)$§svg§600§TRUE§</svg:desc>
          <draw:polygon draw:style-name="gr4" draw:text-style-name="P4" draw:layer="layout" svg:width="11.849cm" svg:height="0.666cm" svg:x="2.475cm" svg:y="5.198cm" svg:viewBox="0 0 11850 667" draw:points="5926,667 0,667 0,0 11850,0 11850,667">
            <text:p/>
          </draw:polygon>
          <draw:path draw:style-name="gr3" draw:text-style-name="P3" draw:layer="layout" svg:width="0.303cm" svg:height="0.307cm" svg:x="2.503cm" svg:y="5.397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337cm" svg:height="0.303cm" svg:x="2.828cm" svg:y="5.40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3.189cm" svg:y="5.285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337cm" svg:height="0.465cm" svg:x="3.457cm" svg:y="5.234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text-style-name="P3" draw:layer="layout" svg:width="0.259cm" svg:height="0.307cm" svg:x="3.824cm" svg:y="5.39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7cm" svg:height="0.295cm" svg:x="4.122cm" svg:y="5.401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1cm" svg:height="0.419cm" svg:x="4.464cm" svg:y="5.285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4.732cm" svg:y="5.249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55cm" svg:height="0.307cm" svg:x="4.918cm" svg:y="5.397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text-style-name="P3" draw:layer="layout" svg:width="0.301cm" svg:height="0.307cm" svg:x="5.22cm" svg:y="5.397cm" svg:viewBox="0 0 302 308" svg:d="M196 251c2 26 21 55 51 55 15 0 55-10 55-65v-38h-15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5.536cm" svg:y="5.285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5.806cm" svg:y="5.249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97cm" svg:height="0.307cm" svg:x="5.986cm" svg:y="5.397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6.322cm" svg:y="5.401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25cm" svg:height="0.295cm" svg:x="6.911cm" svg:y="5.401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259cm" svg:height="0.307cm" svg:x="7.172cm" svg:y="5.39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cm" svg:height="0.427cm" svg:x="7.472cm" svg:y="5.401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3" draw:text-style-name="P3" draw:layer="layout" svg:width="0.337cm" svg:height="0.303cm" svg:x="7.821cm" svg:y="5.40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9cm" svg:height="0.307cm" svg:x="8.188cm" svg:y="5.39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19cm" svg:height="0.307cm" svg:x="8.486cm" svg:y="5.397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text-style-name="P3" draw:layer="layout" svg:width="0.21cm" svg:height="0.419cm" svg:x="8.741cm" svg:y="5.285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157cm" svg:height="0.668cm" svg:x="9.275cm" svg:y="5.196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8cm" svg:height="0.472cm" svg:x="9.495cm" svg:y="5.242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10.003cm" svg:y="5.219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0.504cm" svg:y="5.24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11.112cm" svg:y="5.242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079cm" svg:height="0.2cm" svg:x="11.713cm" svg:y="5.626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1.973cm" svg:y="5.219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464cm" svg:height="0.472cm" svg:x="12.493cm" svg:y="5.242cm" svg:viewBox="0 0 465 473" svg:d="M380 70c8-26 19-47 74-49 2 0 11 0 11-13 0 0 0-8-9-8-23 0-46 2-68 2-23 0-48-2-71-2-4 0-11 0-11 13 0 8 6 8 11 8 38 0 46 15 46 28 0 4 0 14-2 16l-61 239c-23 89-99 148-165 148-46 0-82-30-82-87 0-2 0-23 6-53l66-261c6-24 8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2.993cm" svg:y="5.245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text-style-name="P3" draw:layer="layout" svg:width="0.563cm" svg:height="0.457cm" svg:x="13.483cm" svg:y="5.24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157cm" svg:height="0.668cm" svg:x="14.103cm" svg:y="5.196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9" draw:text-style-name="P6" draw:layer="layout" svg:width="16.762cm" svg:height="0.966cm" svg:x="0.764cm" svg:y="6.334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.424cm" svg:y1="11.002cm" svg:x2="2.264cm" svg:y2="11.002cm">
          <text:p/>
        </draw:line>
        <draw:g>
          <svg:title>TexMaths</svg:title>
          <svg:desc>19§latex§\text{authentication response ($SRES$)}§svg§600§TRUE§</svg:desc>
          <draw:polygon draw:style-name="gr4" draw:text-style-name="P4" draw:layer="layout" svg:width="9.558cm" svg:height="0.666cm" svg:x="2.887cm" svg:y="10.155cm" svg:viewBox="0 0 9559 667" draw:points="4780,667 0,667 0,0 9559,0 9559,667">
            <text:p/>
          </draw:polygon>
          <draw:path draw:style-name="gr3" draw:text-style-name="P3" draw:layer="layout" svg:width="0.303cm" svg:height="0.307cm" svg:x="2.916cm" svg:y="10.354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337cm" svg:height="0.303cm" svg:x="3.24cm" svg:y="10.35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3.601cm" svg:y="10.242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337cm" svg:height="0.465cm" svg:x="3.869cm" svg:y="10.191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text-style-name="P3" draw:layer="layout" svg:width="0.259cm" svg:height="0.307cm" svg:x="4.236cm" svg:y="10.35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4.534cm" svg:y="10.35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cm" svg:height="0.419cm" svg:x="4.876cm" svg:y="10.242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5.144cm" svg:y="10.206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56cm" svg:height="0.307cm" svg:x="5.33cm" svg:y="10.354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301cm" svg:height="0.307cm" svg:x="5.633cm" svg:y="10.354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5.948cm" svg:y="10.242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6.218cm" svg:y="10.206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97cm" svg:height="0.307cm" svg:x="6.398cm" svg:y="10.354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6.735cm" svg:y="10.35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25cm" svg:height="0.295cm" svg:x="7.324cm" svg:y="10.358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7.584cm" svg:y="10.35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7.882cm" svg:y="10.354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3cm" svg:height="0.427cm" svg:x="8.142cm" svg:y="10.358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297cm" svg:height="0.307cm" svg:x="8.53cm" svg:y="10.354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8.864cm" svg:y="10.35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9cm" svg:height="0.307cm" svg:x="9.235cm" svg:y="10.354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59cm" svg:height="0.307cm" svg:x="9.495cm" svg:y="10.35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157cm" svg:height="0.668cm" svg:x="10.06cm" svg:y="10.153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96cm" svg:height="0.487cm" svg:x="10.288cm" svg:y="10.183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0.726cm" svg:y="10.199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1.236cm" svg:y="10.201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1.773cm" svg:y="10.183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157cm" svg:height="0.668cm" svg:x="12.224cm" svg:y="10.153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10" draw:text-style-name="P1" draw:layer="layout" svg:x1="1.57cm" svg:y1="13.034cm" svg:x2="3.094cm" svg:y2="13.034cm">
          <text:p/>
        </draw:line>
        <draw:line draw:style-name="gr10" draw:text-style-name="P1" draw:layer="layout" svg:x1="13.57cm" svg:y1="13.034cm" svg:x2="15.094cm" svg:y2="13.034cm">
          <text:p/>
        </draw:line>
        <draw:line draw:style-name="gr10" draw:text-style-name="P1" draw:layer="layout" svg:x1="24.67cm" svg:y1="13.234cm" svg:x2="26.194cm" svg:y2="13.234cm">
          <text:p/>
        </draw:line>
        <draw:g>
          <svg:title>TexMaths</svg:title>
          <svg:desc>19§latex§$\pmb{PMSI,P_{new}, \kappa}},\mathcal{K},SQN$§svg§600§TRUE§</svg:desc>
          <draw:polygon draw:style-name="gr4" draw:text-style-name="P4" draw:layer="layout" svg:width="7.177cm" svg:height="0.603cm" svg:x="0.49cm" svg:y="-8.573cm" svg:viewBox="0 0 7178 604" draw:points="3589,604 0,604 0,0 7178,0 7178,604">
            <text:p/>
          </draw:polygon>
          <draw:path draw:style-name="gr3" draw:text-style-name="P3" draw:layer="layout" svg:width="0.478cm" svg:height="0.457cm" svg:x="0.517cm" svg:y="-8.556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37cm" svg:y="-8.556cm" svg:viewBox="0 0 671 458" svg:d="M593 51c5-24 5-30 57-30 15 0 21 0 21-13 0-8-6-8-17-8h-90c-17 0-17 0-26 13l-244 382-53-380c-2-15-4-15-21-15h-91c-13 0-21 0-21 13 0 8 8 8 21 8 8 0 21 0 29 2 9 0 15 2 15 9 0 4-2 6-4 14l-85 341c-6 27-18 48-73 50-2 0-11 0-11 13 0 6 4 8 9 8 21 0 46-2 67-2 23 0 47 2 68 2 4 0 14 0 14-14 0-7-8-7-14-7-38 0-43-14-43-29 0-5 0-9 2-17l91-364 59 415c0 8 2 16 9 16 8 0 12-8 15-12l270-425-95 385c-7 25-7 31-61 31-11 0-19 0-19 13 0 8 8 8 10 8 19 0 64-2 83-2 27 0 57 2 84 2 4 0 13 0 13-14 0-7-5-7-19-7-24 0-43 0-43-12 0-3 0-3 3-17z">
            <text:p/>
          </draw:path>
          <draw:path draw:style-name="gr3" draw:text-style-name="P3" draw:layer="layout" svg:width="0.396cm" svg:height="0.487cm" svg:x="1.763cm" svg:y="-8.571cm" svg:viewBox="0 0 397 488" svg:d="M397 8c0-4 0-8-6-8-3 0-5 0-13 9l-32 38c-17-30-52-47-95-47-86 0-167 78-167 158 0 55 36 85 70 95l72 19c25 5 63 17 63 72 0 59-55 123-122 123-44 0-118-15-118-99 0-15 4-32 4-36 2-2 2-3 2-3 0-8-6-8-8-8-3 0-5 0-7 2s-40 156-40 157c0 4 4 8 8 8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311cm" svg:height="0.457cm" svg:x="2.198cm" svg:y="-8.556cm" svg:viewBox="0 0 312 458" svg:d="M228 51c6-24 8-30 61-30 17 0 23 0 23-13 0-8-8-8-12-8-19 0-68 2-87 2-21 0-71-2-90-2-5 0-13 0-13 13 0 8 6 8 19 8 27 0 46 0 46 13 0 2 0 4-2 10l-91 362c-6 25-8 31-61 31-15 0-21 0-21 13 0 8 8 8 9 8 21 0 69-2 90-2 19 0 68 2 89 2 6 0 13 0 13-14 0-7-5-7-21-7-11 0-15 0-28-2-13 0-17-4-17-12 0-3 2-9 4-15z">
            <text:p/>
          </draw:path>
          <draw:path draw:style-name="gr3" draw:text-style-name="P3" draw:layer="layout" svg:width="0.079cm" svg:height="0.2cm" svg:x="2.576cm" svg:y="-8.1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2.842cm" svg:y="-8.556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3.264cm" svg:y="-8.206cm" svg:viewBox="0 0 287 213" svg:d="M36 179c-2 5-6 17-6 19 0 9 10 15 17 15 8 0 16-6 18-12 1-3 5-19 9-28 2-10 8-31 10-42 3-11 5-21 7-32 6-19 6-23 21-42 13-19 34-44 70-44 27 0 27 25 27 33 0 28-19 81-27 100-5 14-7 17-7 27 0 25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602cm" svg:y="-8.206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3" draw:text-style-name="P3" draw:layer="layout" svg:width="0.343cm" svg:height="0.212cm" svg:x="3.845cm" svg:y="-8.206cm" svg:viewBox="0 0 344 213" svg:d="M224 59c4-13 10-36 10-38 0-10-8-15-16-15-9 0-17 5-20 13 0 4-6 23-10 36-6 27-6 27-13 53-6 27-6 31-8 44 2 9-2 19-13 32-6 8-15 15-31 15-19 0-41-5-41-43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079cm" svg:height="0.2cm" svg:x="4.316cm" svg:y="-8.1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cm" svg:height="0.303cm" svg:x="4.59cm" svg:y="-8.394cm" svg:viewBox="0 0 331 304" svg:d="M2 272c-2 7-2 9-2 15 0 11 9 17 19 17 21 0 25-15 30-38 6-23 2-12 31-124 57 2 116 14 116 57 0 6 0 8-2 16-2 9-4 17-4 22 0 40 28 67 63 67 21 0 38-12 51-34 17-29 27-69 27-69 0-7-8-7-10-7-6 0-8 4-9 13-12 46-27 82-57 82-16 0-23-8-23-33 0-9 4-24 5-36 2-7 4-15 4-22 0-63-93-69-131-69 23-13 44-30 63-45 30-27 49-44 76-56 0 4-2 12-2 16 0 7 4 22 25 22s36-19 36-36c0-5-2-22-27-22-40 0-80 34-110 58-46 38-61 48-86 57 2-7 10-41 14-53 4-17 11-49 11-51 0-11-7-19-19-19-2 0-21 0-26 25z">
            <text:p/>
          </draw:path>
          <draw:path draw:style-name="gr3" draw:text-style-name="P3" draw:layer="layout" svg:width="0.478cm" svg:height="0.457cm" svg:x="0.532cm" svg:y="-8.575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52cm" svg:y="-8.575cm" svg:viewBox="0 0 671 458" svg:d="M593 51c5-24 5-30 57-30 15 0 21 0 21-13 0-8-6-8-17-8h-90c-17 0-17 0-26 13l-244 382-53-380c-2-15-4-15-21-15h-91c-13 0-21 0-21 13 0 8 8 8 21 8 8 0 21 0 29 2 9 0 15 2 15 9 0 4-2 6-4 14l-85 341c-6 27-18 48-73 50-2 0-11 0-11 13 0 6 4 8 9 8 21 0 46-2 67-2 23 0 47 2 68 2 4 0 14 0 14-14 0-7-8-7-14-7-38 0-43-14-43-29 0-5 0-9 2-17l91-364 59 415c0 8 2 16 9 16 8 0 12-8 15-12l270-425-95 385c-7 25-7 31-61 31-11 0-19 0-19 13 0 8 8 8 10 8 19 0 64-2 83-2 27 0 57 2 84 2 4 0 13 0 13-14 0-7-5-7-19-7-24 0-43 0-43-12 0-3 0-3 3-17z">
            <text:p/>
          </draw:path>
          <draw:path draw:style-name="gr3" draw:text-style-name="P3" draw:layer="layout" svg:width="0.396cm" svg:height="0.487cm" svg:x="1.778cm" svg:y="-8.59cm" svg:viewBox="0 0 397 488" svg:d="M397 8c0-4 0-8-6-8-3 0-5 0-13 9l-32 38c-17-30-52-47-95-47-86 0-167 78-167 158 0 55 36 85 70 95l72 19c25 5 63 17 63 72 0 59-55 123-122 123-44 0-118-15-118-99 0-15 4-32 4-36 2-2 2-3 2-3 0-8-6-8-8-8-3 0-5 0-7 2s-40 156-40 157c0 4 4 8 8 8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311cm" svg:height="0.457cm" svg:x="2.211cm" svg:y="-8.575cm" svg:viewBox="0 0 312 458" svg:d="M228 51c6-24 8-30 61-30 17 0 23 0 23-13 0-8-8-8-12-8-19 0-68 2-87 2-21 0-71-2-90-2-5 0-13 0-13 13 0 8 6 8 19 8 27 0 46 0 46 13 0 2 0 4-2 10l-89 362c-8 25-10 31-63 31-15 0-21 0-21 13 0 8 8 8 9 8 21 0 69-2 90-2 19 0 68 2 89 2 6 0 13 0 13-14 0-7-5-7-21-7-11 0-15 0-28-2-13 0-17-4-17-12 0-3 2-9 4-15z">
            <text:p/>
          </draw:path>
          <draw:path draw:style-name="gr3" draw:text-style-name="P3" draw:layer="layout" svg:width="0.079cm" svg:height="0.2cm" svg:x="2.591cm" svg:y="-8.18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478cm" svg:height="0.457cm" svg:x="2.857cm" svg:y="-8.575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3.279cm" svg:y="-8.225cm" svg:viewBox="0 0 287 213" svg:d="M36 179c-2 5-6 17-6 19 0 9 10 15 17 15 8 0 16-6 18-12 1-3 5-19 9-28 2-10 8-31 10-42 3-11 5-21 7-32 6-19 6-23 21-42 13-19 34-44 70-44 27 0 27 25 27 33 0 28-19 81-27 100-5 14-7 17-7 27 0 25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617cm" svg:y="-8.225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3" draw:text-style-name="P3" draw:layer="layout" svg:width="0.343cm" svg:height="0.212cm" svg:x="3.861cm" svg:y="-8.225cm" svg:viewBox="0 0 344 213" svg:d="M226 59c2-13 8-36 8-38 0-10-8-15-16-15-9 0-17 5-20 13 0 4-6 23-10 36-6 27-6 27-13 53-6 27-6 31-8 44 2 9-2 19-13 32-6 8-15 15-31 15-19 0-41-5-41-43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079cm" svg:height="0.2cm" svg:x="4.33cm" svg:y="-8.18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cm" svg:height="0.303cm" svg:x="4.605cm" svg:y="-8.413cm" svg:viewBox="0 0 331 304" svg:d="M2 272c-2 7-2 9-2 15 0 11 9 17 19 17 21 0 25-15 30-38 6-23 2-12 31-124 57 2 116 14 116 57 0 6 0 8-2 16-2 9-4 17-4 22 0 40 27 67 63 67 21 0 38-12 51-34 17-29 27-69 27-69 0-7-8-7-10-7-6 0-8 4-9 13-12 46-27 82-57 82-16 0-23-8-23-33 0-9 4-24 5-36 2-7 4-15 4-22 0-63-93-69-131-69 23-13 44-30 63-45 30-27 49-44 76-56 0 4-2 12-2 16 0 7 4 22 25 22s36-19 36-36c0-5-2-22-27-22-40 0-80 34-110 58-46 38-61 48-86 57 2-7 10-41 14-53 4-17 11-49 11-51 0-11-7-19-19-19-2 0-21 0-26 25z">
            <text:p/>
          </draw:path>
          <draw:path draw:style-name="gr3" draw:text-style-name="P3" draw:layer="layout" svg:width="0.478cm" svg:height="0.457cm" svg:x="0.547cm" svg:y="-8.556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68cm" svg:y="-8.556cm" svg:viewBox="0 0 671 458" svg:d="M593 51c5-24 5-30 57-30 15 0 21 0 21-13 0-8-6-8-17-8h-90c-17 0-17 0-26 13l-244 382-53-380c-2-15-4-15-21-15h-91c-13 0-21 0-21 13 0 8 8 8 21 8 8 0 21 0 29 2 9 0 15 2 15 9 0 4-2 6-4 14l-85 341c-6 27-18 48-73 50-2 0-11 0-11 13 0 6 4 8 9 8 21 0 46-2 67-2 23 0 47 2 68 2 4 0 14 0 14-14 0-7-8-7-14-7-38 0-43-14-43-29 0-5 0-9 2-17l91-364 59 415c0 8 2 16 9 16 8 0 12-8 15-12l270-425-95 385c-7 25-7 31-61 31-11 0-19 0-19 13 0 8 8 8 10 8 19 0 64-2 83-2 27 0 57 2 84 2 4 0 13 0 13-14 0-7-5-7-19-7-24 0-43 0-43-12 0-3 0-3 3-17z">
            <text:p/>
          </draw:path>
          <draw:path draw:style-name="gr3" draw:text-style-name="P3" draw:layer="layout" svg:width="0.396cm" svg:height="0.487cm" svg:x="1.793cm" svg:y="-8.571cm" svg:viewBox="0 0 397 488" svg:d="M397 8c0-4 0-8-6-8-3 0-5 0-13 9l-32 38c-17-30-52-47-95-47-86 0-167 78-167 158 0 55 36 85 70 95l72 19c25 5 61 17 61 72 0 59-53 123-120 123-44 0-118-15-118-99 0-15 4-32 4-36 2-2 2-3 2-3 0-8-6-8-8-8-3 0-5 0-7 2s-40 156-40 157c0 4 4 8 8 8 3 0 3-2 11-11l34-38c29 40 74 49 112 49 91 0 171-89 171-173 0-47-23-70-32-78-17-17-27-19-86-34-15-4-39-11-45-11-17-8-40-27-40-63 0-53 53-110 116-110 57 0 97 28 97 104 0 21-2 33-2 37 0 1 0 7 7 7 8 0 8-2 10-13z">
            <text:p/>
          </draw:path>
          <draw:path draw:style-name="gr3" draw:text-style-name="P3" draw:layer="layout" svg:width="0.311cm" svg:height="0.457cm" svg:x="2.227cm" svg:y="-8.556cm" svg:viewBox="0 0 312 458" svg:d="M228 51c6-24 8-30 61-30 17 0 23 0 23-13 0-8-8-8-12-8-19 0-68 2-87 2-21 0-71-2-90-2-5 0-13 0-13 13 0 8 6 8 19 8 27 0 46 0 46 13 0 2 0 4-2 10l-91 362c-6 25-8 31-61 31-15 0-21 0-21 13 0 8 8 8 9 8 21 0 69-2 90-2 19 0 68 2 89 2 6 0 13 0 13-14 0-7-5-7-21-7-11 0-15 0-28-2-13 0-17-4-17-12 0-3 2-9 4-15z">
            <text:p/>
          </draw:path>
          <draw:path draw:style-name="gr3" draw:text-style-name="P3" draw:layer="layout" svg:width="0.079cm" svg:height="0.2cm" svg:x="2.607cm" svg:y="-8.1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2.873cm" svg:y="-8.556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3.294cm" svg:y="-8.206cm" svg:viewBox="0 0 287 213" svg:d="M36 179c-2 5-6 17-6 19 0 9 10 15 17 15 8 0 16-6 18-12 1-3 5-19 9-28 2-10 8-31 10-42 3-11 5-21 7-32 6-19 8-23 21-42s34-44 70-44c27 0 27 25 27 33 0 28-19 81-27 100-5 14-7 17-7 27 0 25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633cm" svg:y="-8.206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3" draw:text-style-name="P3" draw:layer="layout" svg:width="0.343cm" svg:height="0.212cm" svg:x="3.876cm" svg:y="-8.206cm" svg:viewBox="0 0 344 213" svg:d="M224 59c4-13 10-36 10-38 0-10-8-15-16-15-9 0-17 5-20 13 0 4-6 23-10 36-6 27-6 27-13 53-6 27-6 31-8 44 2 9-2 19-13 32-6 8-15 15-31 15-19 0-41-5-41-43 0-23 11-59 21-82 9-21 11-25 11-34 0-23-21-40-46-40-47 0-68 65-68 72 0 6 6 6 8 6 7 0 7-2 9-8 11-38 30-57 49-57 10 0 14 6 14 17 0 12-6 21-8 27-26 70-26 78-26 93 0 55 49 63 76 63 7 0 32 0 53-31 9 21 36 31 64 31 42 0 63-36 73-55 20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079cm" svg:height="0.2cm" svg:x="4.345cm" svg:y="-8.17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3cm" svg:height="0.303cm" svg:x="4.62cm" svg:y="-8.394cm" svg:viewBox="0 0 331 304" svg:d="M2 272c-2 7-2 9-2 15 0 11 9 17 19 17 21 0 25-15 30-38 6-23 2-12 31-124 57 2 116 14 116 57 0 6 0 8-2 16-2 9-4 17-4 22 0 40 28 67 63 67 21 0 38-12 51-34 17-29 27-69 27-69 0-7-8-7-10-7-6 0-8 4-9 13-12 46-27 82-57 82-16 0-23-8-23-33 0-9 4-24 5-36 2-7 4-15 4-22 0-63-93-69-131-69 23-13 44-30 63-45 30-27 49-44 76-56 0 4-2 12-2 16 0 7 4 22 25 22s36-19 36-36c0-5-2-22-27-22-40 0-80 34-110 58-46 38-61 48-86 57 2-7 10-41 14-53 4-17 11-49 11-51 0-11-7-19-19-19-2 0-21 0-26 25z">
            <text:p/>
          </draw:path>
          <draw:path draw:style-name="gr3" draw:text-style-name="P3" draw:layer="layout" svg:width="0.079cm" svg:height="0.2cm" svg:x="5.037cm" svg:y="-8.1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cm" svg:height="0.487cm" svg:x="5.295cm" svg:y="-8.571cm" svg:viewBox="0 0 471 488" svg:d="M112 46c-8 146-68 322-108 427-4 7-4 9-4 9 0 6 6 6 8 6 11 0 36-13 45-27 4-3 91-224 110-393 4-26 6-55 6-57 0-9 0-11-8-11-7 0-26 9-39 17-33 15-57 29-57 40 0 4 3 4 7 4 6 0 8 0 40-15zM467 387c0 0 0-5-7-5-4 0-12 0-21 7-8 6-10 8-13 19-18 50-84 50-84 50-67 0-160-209-160-270 0-11 2-17 25-42 49-49 169-118 200-118 15 0 24 12 24 29 0 4-2 8-2 11 0 4 2 8 8 8 2 0 34-4 34-36 0-23-13-40-38-40-45 0-139 53-192 91-28 21-100 72-100 114 0 57 68 201 117 251 23 23 36 32 57 32 52 0 107-28 131-61 19-21 21-38 21-40z">
            <text:p/>
          </draw:path>
          <draw:path draw:style-name="gr3" draw:text-style-name="P3" draw:layer="layout" svg:width="0.079cm" svg:height="0.2cm" svg:x="5.848cm" svg:y="-8.1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96cm" svg:height="0.487cm" svg:x="6.121cm" svg:y="-8.571cm" svg:viewBox="0 0 397 488" svg:d="M397 8c0-4 0-8-6-8-3 0-5 0-13 9l-32 38c-17-30-52-47-95-47-86 0-166 78-166 158 0 55 35 85 69 95l72 19c25 5 63 17 63 72 0 59-55 123-122 123-44 0-118-15-118-99 0-15 4-32 4-36 2-2 2-3 2-3 0-8-4-8-8-8-3 0-5 0-7 2s-40 156-40 157c0 4 4 8 8 8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463cm" svg:height="0.601cm" svg:x="6.566cm" svg:y="-8.571cm" svg:viewBox="0 0 464 602" svg:d="M260 467c105-38 204-157 204-287 0-108-73-180-171-180-145 0-293 152-293 308 0 112 76 178 171 178 17 0 40-2 66-9-1 41-1 43-1 51 0 21 0 74 55 74 79 0 112-123 112-129s-6-8-8-8c-6 0-7 4-7 8-18 47-56 64-80 64-31 0-40-19-48-70zM135 463c-53-21-76-74-76-134 0-46 17-141 68-213 50-69 112-99 162-99 66 0 116 51 116 143 0 66-35 222-147 284-3-22-11-72-60-72-35 0-69 34-69 69 0 13 6 20 6 22zM175 471c-8 0-31 0-31-30 0-27 27-54 54-54 28 0 41 18 41 57 0 10 0 12-7 14-17 7-38 13-57 13z">
            <text:p/>
          </draw:path>
          <draw:path draw:style-name="gr3" draw:text-style-name="P3" draw:layer="layout" svg:width="0.563cm" svg:height="0.457cm" svg:x="7.085cm" svg:y="-8.556cm" svg:viewBox="0 0 564 458" svg:d="M481 70c5-26 19-47 72-49 4 0 11 0 11-13 0 0 0-8-9-8-21 0-46 2-67 2-23 0-47-2-68-2-4 0-13 0-13 13 0 8 7 8 13 8 38 0 45 15 45 28 0 4-1 14-1 16l-76 298-149-350c-5-13-5-13-21-13h-89c-13 0-21 0-21 13 0 8 8 8 19 8 4 0 46 0 46 6l-89 360c-6 27-18 48-73 50-3 0-11 0-11 13 0 6 4 8 9 8 21 0 44-2 67-2s47 2 68 2c4 0 14 0 14-14 0-7-8-7-16-7-38-2-43-15-43-29 0-5 2-9 4-17l87-353c4 4 4 6 6 11l167 395c6 12 7 14 13 14 8 0 8-2 10-14z">
            <text:p/>
          </draw:path>
        </draw:g>
        <draw:custom-shape draw:style-name="gr11" draw:text-style-name="P7" draw:layer="layout" svg:width="14.732cm" svg:height="2.432cm" svg:x="0.762cm" svg:y="7.4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\pmb{u \leftarrow E_{\kappa}^{-1}(RAND)}$§svg§600§TRUE§</svg:desc>
          <draw:polygon draw:style-name="gr4" draw:text-style-name="P4" draw:layer="layout" svg:width="5.397cm" svg:height="0.729cm" svg:x="0.898cm" svg:y="7.578cm" svg:viewBox="0 0 5398 730" draw:points="2700,730 0,730 0,0 5398,0 5398,730">
            <text:p/>
          </draw:polygon>
          <draw:path draw:style-name="gr3" draw:text-style-name="P3" draw:layer="layout" svg:width="0.345cm" svg:height="0.303cm" svg:x="0.917cm" svg:y="7.844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594cm" svg:height="0.349cm" svg:x="1.502cm" svg:y="7.79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2.34cm" svg:y="7.684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16cm" svg:height="0.024cm" svg:x="2.895cm" svg:y="7.768cm" svg:viewBox="0 0 317 25" svg:d="M298 25c8 0 19 0 19-12 0-13-9-13-19-13h-279c-8 0-19 0-19 11 0 14 11 14 19 14z">
            <text:p/>
          </draw:path>
          <draw:path draw:style-name="gr3" draw:text-style-name="P3" draw:layer="layout" svg:width="0.172cm" svg:height="0.311cm" svg:x="3.311cm" svg:y="7.585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256cm" svg:height="0.212cm" svg:x="2.842cm" svg:y="8.098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3.628cm" svg:y="7.638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text-style-name="P3" draw:layer="layout" svg:width="0.478cm" svg:height="0.472cm" svg:x="3.847cm" svg:y="7.682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text-style-name="P3" draw:layer="layout" svg:width="0.459cm" svg:height="0.48cm" svg:x="4.354cm" svg:y="7.661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2-420c0-13 0-15-11-15-12 0-14 4-17 11zM177 304l133-220 21 220z">
            <text:p/>
          </draw:path>
          <draw:path draw:style-name="gr3" draw:text-style-name="P3" draw:layer="layout" svg:width="0.563cm" svg:height="0.457cm" svg:x="4.856cm" svg:y="7.68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5.464cm" svg:y="7.682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text-style-name="P3" draw:layer="layout" svg:width="0.157cm" svg:height="0.668cm" svg:x="6.045cm" svg:y="7.638cm" svg:viewBox="0 0 158 669" svg:d="M158 334c0-51-8-133-46-209-40-81-99-125-104-125-6 0-8 2-8 8 0 2 0 2 13 15 67 66 105 173 105 311 0 116-25 234-108 318-10 7-10 9-10 11 0 4 2 6 8 6 5 0 66-46 106-129 34-74 44-149 44-206z">
            <text:p/>
          </draw:path>
          <draw:path draw:style-name="gr3" draw:text-style-name="P3" draw:layer="layout" svg:width="0.345cm" svg:height="0.303cm" svg:x="0.932cm" svg:y="7.825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594cm" svg:height="0.349cm" svg:x="1.517cm" svg:y="7.77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2.355cm" svg:y="7.667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16cm" svg:height="0.024cm" svg:x="2.91cm" svg:y="7.749cm" svg:viewBox="0 0 317 25" svg:d="M298 25c8 0 19 0 19-12 0-13-9-13-19-13h-279c-8 0-19 0-19 11 0 14 11 14 19 14z">
            <text:p/>
          </draw:path>
          <draw:path draw:style-name="gr3" draw:text-style-name="P3" draw:layer="layout" svg:width="0.172cm" svg:height="0.311cm" svg:x="3.326cm" svg:y="7.568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256cm" svg:height="0.212cm" svg:x="2.857cm" svg:y="8.079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3.642cm" svg:y="7.619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text-style-name="P3" draw:layer="layout" svg:width="0.478cm" svg:height="0.472cm" svg:x="3.862cm" svg:y="7.663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text-style-name="P3" draw:layer="layout" svg:width="0.459cm" svg:height="0.48cm" svg:x="4.369cm" svg:y="7.642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4.871cm" svg:y="7.66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5.479cm" svg:y="7.66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text-style-name="P3" draw:layer="layout" svg:width="0.157cm" svg:height="0.668cm" svg:x="6.058cm" svg:y="7.619cm" svg:viewBox="0 0 158 669" svg:d="M158 334c0-51-8-133-46-209-40-81-99-125-104-125-6 0-8 2-8 8 0 2 0 2 13 15 67 66 105 173 105 311 0 116-25 234-108 318-10 7-10 9-10 11 0 4 2 6 8 6 5 0 66-46 106-129 34-74 44-149 44-206z">
            <text:p/>
          </draw:path>
          <draw:path draw:style-name="gr3" draw:text-style-name="P3" draw:layer="layout" svg:width="0.345cm" svg:height="0.303cm" svg:x="0.947cm" svg:y="7.844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594cm" svg:height="0.349cm" svg:x="1.531cm" svg:y="7.79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2.371cm" svg:y="7.684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16cm" svg:height="0.024cm" svg:x="2.925cm" svg:y="7.768cm" svg:viewBox="0 0 317 25" svg:d="M298 25c8 0 19 0 19-12 0-13-9-13-19-13h-279c-8 0-19 0-19 11 0 14 11 14 19 14z">
            <text:p/>
          </draw:path>
          <draw:path draw:style-name="gr3" draw:text-style-name="P3" draw:layer="layout" svg:width="0.172cm" svg:height="0.311cm" svg:x="3.341cm" svg:y="7.585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256cm" svg:height="0.212cm" svg:x="2.87cm" svg:y="8.098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3.657cm" svg:y="7.638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text-style-name="P3" draw:layer="layout" svg:width="0.478cm" svg:height="0.472cm" svg:x="3.877cm" svg:y="7.682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text-style-name="P3" draw:layer="layout" svg:width="0.459cm" svg:height="0.48cm" svg:x="4.385cm" svg:y="7.661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4.886cm" svg:y="7.68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5.494cm" svg:y="7.682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text-style-name="P3" draw:layer="layout" svg:width="0.157cm" svg:height="0.668cm" svg:x="6.074cm" svg:y="7.638cm" svg:viewBox="0 0 158 669" svg:d="M158 334c0-51-8-133-46-209-40-81-99-125-104-125-6 0-8 2-8 8 0 2 0 2 13 15 67 66 105 173 105 311 0 116-25 234-108 318-10 7-10 9-10 11 0 4 2 6 8 6 5 0 66-46 106-129 34-74 44-149 44-206z">
            <text:p/>
          </draw:path>
        </draw:g>
        <draw:g>
          <svg:title>TexMaths</svg:title>
          <svg:desc>19§latex§\textbf{verify} $\pmb{XSQN = u_{SQN}}$§svg§600§TRUE§</svg:desc>
          <draw:polygon draw:style-name="gr4" draw:text-style-name="P4" draw:layer="layout" svg:width="6.828cm" svg:height="0.664cm" svg:x="1.274cm" svg:y="8.316cm" svg:viewBox="0 0 6829 665" draw:points="3415,665 0,665 0,0 6829,0 6829,665">
            <text:p/>
          </draw:polygon>
          <draw:path draw:style-name="gr3" draw:text-style-name="P3" draw:layer="layout" svg:width="0.371cm" svg:height="0.299cm" svg:x="1.291cm" svg:y="8.493cm" svg:viewBox="0 0 372 300" svg:d="M323 46c4-10 6-14 49-14v-32c-17 2-36 2-53 2s-47-2-61-2v32c12 0 33 2 33 8 0 0-2 2-4 8l-78 167-85-183h36v-32c-23 2-82 2-84 2-19 0-49-2-76-2v32h44l116 253c9 15 17 15 26 15 12 0 17-2 25-15z">
            <text:p/>
          </draw:path>
          <draw:path draw:style-name="gr3" draw:text-style-name="P3" draw:layer="layout" svg:width="0.309cm" svg:height="0.307cm" svg:x="1.679cm" svg:y="8.487cm" svg:viewBox="0 0 310 308" svg:d="M289 158c15 0 21 0 21-17 0-21-4-71-36-105-27-25-61-36-109-36-106 0-165 68-165 154 0 89 67 154 175 154 106 0 135-71 135-82 0-13-12-13-15-13-12 0-14 4-18 15-13 32-53 53-96 53-94 0-95-89-95-123zM86 135c1-25 1-53 17-76 17-27 43-34 62-34 80 0 80 87 82 110z">
            <text:p/>
          </draw:path>
          <draw:path draw:style-name="gr3" draw:text-style-name="P3" draw:layer="layout" svg:width="0.271cm" svg:height="0.301cm" svg:x="2.032cm" svg:y="8.489cm" svg:viewBox="0 0 272 302" svg:d="M112 76v-76l-112 6v30c42 0 46 0 46 27v209h-46v30c23 0 53-2 86-2 24 0 68 0 91 2v-30h-57v-118c0-48 15-129 83-129 0 0-13 11-13 30 0 29 21 42 42 42 19 0 40-15 40-42 0-36-36-55-71-55-47 0-74 34-89 76z">
            <text:p/>
          </draw:path>
          <draw:path draw:style-name="gr3" draw:text-style-name="P3" draw:layer="layout" svg:width="0.161cm" svg:height="0.465cm" svg:x="2.353cm" svg:y="8.326cm" svg:viewBox="0 0 162 466" svg:d="M120 163l-118 6v32c40 0 46 0 46 27v207h-48v31c21 0 53-2 82-2 21 0 55 2 80 2v-31h-42zM127 53c0-30-24-53-53-53-30 0-53 23-53 53 0 29 23 52 53 52 29 0 53-23 53-52z">
            <text:p/>
          </draw:path>
          <draw:path draw:style-name="gr3" draw:text-style-name="P3" draw:layer="layout" svg:width="0.265cm" svg:height="0.468cm" svg:x="2.562cm" svg:y="8.322cm" svg:viewBox="0 0 266 469" svg:d="M51 171h-51v32h51v234h-47v32c25 0 53-2 85-2 25 0 69 0 93 2v-32h-58v-234h76v-32h-80v-66c0-75 51-80 66-80 4 0 8 0 12 0-10 7-16 21-16 34 0 28 25 42 42 42 19 0 42-16 42-42 0-29-25-59-78-59-64 0-137 29-137 105z">
            <text:p/>
          </draw:path>
          <draw:path draw:style-name="gr3" draw:text-style-name="P3" draw:layer="layout" svg:width="0.373cm" svg:height="0.43cm" svg:x="2.783cm" svg:y="8.493cm" svg:viewBox="0 0 374 431" svg:d="M325 46c4-10 6-14 49-14v-32c-15 2-36 2-53 2s-47-2-61-2v32c2 0 33 0 33 8l-4 8-78 165-86-181h37v-32c-21 2-82 2-82 2-19 0-50-2-78-2v32h44l125 266-15 33c-15 32-36 78-84 78-9 0-11-2-17-4 8-2 23-12 23-34 0-23-17-40-40-40-19 0-38 13-38 40 0 34 32 60 72 60 52 0 90-41 109-79z">
            <text:p/>
          </draw:path>
          <draw:path draw:style-name="gr3" draw:text-style-name="P3" draw:layer="layout" svg:width="0.552cm" svg:height="0.457cm" svg:x="3.395cm" svg:y="8.333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7cm" svg:x="4.014cm" svg:y="8.318cm" svg:viewBox="0 0 397 488" svg:d="M397 8c0-4 0-8-6-8-3 0-5 0-13 10l-32 38c-17-31-51-48-95-48-86 0-167 78-167 158 0 55 36 85 70 95l72 19c25 5 63 17 63 72 0 59-55 123-122 123-43 0-118-15-118-98 0-16 4-33 4-36 2-2 2-4 2-4 0-8-6-8-7-8-4 0-6 0-8 2s-40 156-40 158c0 3 4 7 8 7 3 0 3-2 11-11l34-38c29 40 74 49 112 49 92 0 171-89 171-173 0-47-22-70-32-77-15-18-27-19-85-35-16-3-40-11-46-11-17-8-40-27-40-63 0-53 53-110 116-110 57 0 97 29 97 105 0 20-2 32-2 36 0 1 0 7 8 7 7 0 7-2 9-13z">
            <text:p/>
          </draw:path>
          <draw:path draw:style-name="gr3" draw:text-style-name="P3" draw:layer="layout" svg:width="0.463cm" svg:height="0.601cm" svg:x="4.459cm" svg:y="8.318cm" svg:viewBox="0 0 464 602" svg:d="M260 467c105-38 204-157 204-286 0-109-73-181-171-181-145 0-293 152-293 308 0 112 76 178 171 178 17 0 40-1 67-9-2 42-2 44-2 51 0 21 0 74 55 74 80 0 112-123 112-129s-6-7-8-7c-5 0-7 3-7 7-17 48-55 65-80 65-31 0-40-19-48-71zM135 464c-53-21-76-75-76-135 0-46 17-141 68-213 50-68 112-99 162-99 66 0 116 51 116 143 0 66-34 222-147 285-3-23-11-73-60-73-35 0-69 35-69 69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4.977cm" svg:y="8.33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446cm" svg:height="0.157cm" svg:x="5.783cm" svg:y="8.544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5cm" svg:height="0.303cm" svg:x="6.467cm" svg:y="8.495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97cm" svg:height="0.339cm" svg:x="6.864cm" svg:y="8.561cm" svg:viewBox="0 0 298 340" svg:d="M298 6c0-2 0-6-5-6-2 0-4 0-10 6l-23 28c-17-26-47-34-76-34-66 0-125 53-125 108 0 6 2 25 15 42 17 19 34 25 67 31 7 3 32 7 40 9 13 4 43 15 43 49 0 38-40 84-95 84-40 0-91-15-91-66 0-6 2-16 4-25 0-2 0-2 0-2 0-6-6-6-8-6-5 0-7 0-9 10l-23 93c-2 2-2 6-2 7 0 2 2 6 6 6s4 0 9-7c6-6 19-19 23-25 25 26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7.214cm" svg:y="8.561cm" svg:viewBox="0 0 357 422" svg:d="M186 359c0 31 6 63 44 63 57 0 85-82 85-91 0-4-3-8-7-8s-6 4-6 6c-11 34-42 43-59 43-19 0-28-7-36-45 84-31 150-114 150-196 0-74-53-131-137-131-112 0-220 105-220 211 0 76 55 129 137 129 9 0 25-2 49-7zM105 319c-25-9-59-34-59-97 0-30 9-93 53-144 28-38 74-63 118-63 51 0 95 34 95 103 0 47-23 148-109 190-7-29-21-50-47-50-27 0-53 23-53 48 0 9 0 9 2 13zM186 315c-9 4-28 10-45 10-8 0-25 0-25-19 0-17 19-34 40-34 17 0 28 7 30 43z">
            <text:p/>
          </draw:path>
          <draw:path draw:style-name="gr3" draw:text-style-name="P3" draw:layer="layout" svg:width="0.417cm" svg:height="0.32cm" svg:x="7.632cm" svg:y="8.571cm" svg:viewBox="0 0 418 321" svg:d="M359 51c6-17 13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  <draw:path draw:style-name="gr3" draw:text-style-name="P3" draw:layer="layout" svg:width="0.552cm" svg:height="0.457cm" svg:x="3.41cm" svg:y="8.314cm" svg:viewBox="0 0 553 458" svg:d="M306 182l-55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7cm" svg:x="4.029cm" svg:y="8.299cm" svg:viewBox="0 0 397 488" svg:d="M397 8c0-4 0-8-6-8-3 0-5 0-13 10l-32 38c-17-31-51-48-95-48-86 0-165 78-165 158 0 55 34 85 68 95l72 19c25 5 63 17 63 72 0 59-55 123-122 123-43 0-118-15-118-98 0-16 4-33 4-36 2-2 2-4 2-4 0-8-4-8-7-8-4 0-6 0-8 2s-40 156-40 158c0 3 4 7 8 7 3 0 3-2 11-11l34-38c29 40 74 49 112 49 92 0 171-89 171-173 0-47-22-70-32-77-15-18-27-19-85-35-16-3-40-11-46-11-17-8-40-27-40-63 0-53 53-110 116-110 57 0 97 29 97 105 0 20-2 32-2 36 0 1 0 7 8 7 7 0 7-2 9-13z">
            <text:p/>
          </draw:path>
          <draw:path draw:style-name="gr3" draw:text-style-name="P3" draw:layer="layout" svg:width="0.463cm" svg:height="0.601cm" svg:x="4.474cm" svg:y="8.299cm" svg:viewBox="0 0 464 602" svg:d="M260 467c105-38 204-157 204-286 0-109-73-181-171-181-145 0-293 152-293 308 0 112 76 178 171 178 17 0 40-1 67-9-2 42-2 44-2 51 0 21 0 74 55 74 80 0 112-123 112-129s-6-7-8-7c-5 0-7 3-7 7-17 48-55 65-80 65-31 0-40-19-48-71zM135 464c-53-21-76-75-76-135 0-46 17-141 68-213 50-68 112-99 162-99 66 0 116 51 116 143 0 66-34 222-147 285-3-23-11-73-60-73-35 0-69 35-69 69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4.993cm" svg:y="8.31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446cm" svg:height="0.157cm" svg:x="5.796cm" svg:y="8.52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5cm" svg:height="0.303cm" svg:x="6.482cm" svg:y="8.476cm" svg:viewBox="0 0 346 304" svg:d="M215 260c7 27 32 44 61 44 22 0 38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97cm" svg:height="0.339cm" svg:x="6.879cm" svg:y="8.542cm" svg:viewBox="0 0 298 340" svg:d="M298 6c0-2-2-6-5-6-2 0-4 0-10 6l-23 28c-19-26-47-34-76-34-66 0-125 53-125 108 0 6 2 25 15 42 17 19 34 25 67 31 7 3 32 7 40 9 13 4 43 15 43 49 0 38-40 84-95 84-40 0-91-15-91-66 0-6 2-16 4-25 0-2 0-2 0-2 0-6-6-6-8-6-5 0-7 0-9 10l-23 93c-2 2-2 6-2 7 0 2 2 6 6 6s4 0 9-7c6-6 19-19 23-25 25 26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7.229cm" svg:y="8.542cm" svg:viewBox="0 0 357 422" svg:d="M186 359c0 31 6 63 44 63 57 0 85-82 85-91 0-4-3-8-7-8s-6 4-6 6c-11 34-42 43-59 43-19 0-28-7-36-45 84-31 150-114 150-196 0-74-53-131-137-131-112 0-220 105-220 211 0 76 55 129 137 129 9 0 25-2 49-7zM105 319c-25-9-59-34-59-97 0-30 9-93 53-144 28-38 74-63 118-63 51 0 95 34 95 103 0 47-23 148-109 190-7-29-21-50-47-50-27 0-53 23-53 48 0 9 0 9 2 13zM186 315c-11 4-28 10-45 10-8 0-25 0-25-19 0-17 19-34 40-34 17 0 28 7 30 43z">
            <text:p/>
          </draw:path>
          <draw:path draw:style-name="gr3" draw:text-style-name="P3" draw:layer="layout" svg:width="0.417cm" svg:height="0.32cm" svg:x="7.647cm" svg:y="8.552cm" svg:viewBox="0 0 418 321" svg:d="M359 51c6-17 12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  <draw:path draw:style-name="gr3" draw:text-style-name="P3" draw:layer="layout" svg:width="0.552cm" svg:height="0.457cm" svg:x="3.423cm" svg:y="8.333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7cm" svg:x="4.044cm" svg:y="8.318cm" svg:viewBox="0 0 397 488" svg:d="M397 8c0-4 0-8-6-8-3 0-5 0-13 10l-32 38c-17-31-51-48-95-48-86 0-167 78-167 158 0 55 36 85 70 95l72 19c25 5 63 17 63 72 0 59-55 123-122 123-43 0-118-15-118-98 0-16 4-33 4-36 2-2 2-4 2-4 0-8-6-8-7-8-4 0-6 0-8 2s-40 156-40 158c0 3 4 7 8 7 3 0 3-2 11-11l34-38c29 40 74 49 112 49 92 0 171-89 171-173 0-47-22-70-32-77-15-18-27-19-85-35-16-3-40-11-46-11-17-8-40-27-40-63 0-53 53-110 116-110 57 0 97 29 97 105 0 20-2 32-2 36 0 1 0 7 8 7 7 0 7-2 9-13z">
            <text:p/>
          </draw:path>
          <draw:path draw:style-name="gr3" draw:text-style-name="P3" draw:layer="layout" svg:width="0.463cm" svg:height="0.601cm" svg:x="4.489cm" svg:y="8.318cm" svg:viewBox="0 0 464 602" svg:d="M260 467c105-38 204-157 204-286 0-109-73-181-171-181-145 0-293 152-293 308 0 112 76 178 171 178 17 0 40-1 67-9-2 42-2 44-2 51 0 21 0 74 55 74 80 0 112-123 112-129s-6-7-8-7c-5 0-7 3-7 7-17 48-55 65-80 65-31 0-40-19-48-71zM135 464c-53-21-76-75-76-135 0-46 17-141 68-213 50-68 112-99 162-99 66 0 116 51 116 143 0 66-34 222-147 285-3-23-11-73-60-73-35 0-69 35-69 69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5.008cm" svg:y="8.33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446cm" svg:height="0.157cm" svg:x="5.811cm" svg:y="8.544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5cm" svg:height="0.303cm" svg:x="6.497cm" svg:y="8.495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97cm" svg:height="0.339cm" svg:x="6.893cm" svg:y="8.561cm" svg:viewBox="0 0 298 340" svg:d="M298 6c0-2-2-6-5-6-2 0-4 0-10 6l-23 28c-17-26-47-34-76-34-66 0-125 53-125 108 0 6 2 25 15 42 17 19 34 25 67 31 7 3 32 7 40 9 13 4 43 15 43 49 0 38-40 84-95 84-40 0-91-15-91-66 0-6 2-16 4-25 0-2 0-2 0-2 0-6-6-6-8-6-5 0-7 0-9 10l-23 93c-2 2-2 6-2 7 0 2 2 6 6 6s4 0 9-7c6-6 19-19 23-25 25 26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7.242cm" svg:y="8.561cm" svg:viewBox="0 0 357 422" svg:d="M186 359c0 31 6 63 44 63 57 0 85-82 85-91 0-4-3-8-7-8s-6 4-6 6c-11 34-42 43-59 43-19 0-28-7-36-45 84-31 150-114 150-196 0-74-53-131-137-131-112 0-220 105-220 211 0 76 55 129 137 129 9 0 25-2 49-7zM105 319c-25-9-59-34-59-97 0-30 9-93 53-144 28-38 74-63 118-63 51 0 95 34 95 103 0 47-23 148-109 190-7-29-21-50-47-50-27 0-53 23-53 48 0 9 0 9 2 13zM186 315c-11 4-28 10-45 10-8 0-25 0-25-19 0-17 19-34 40-34 17 0 28 7 30 43z">
            <text:p/>
          </draw:path>
          <draw:path draw:style-name="gr3" draw:text-style-name="P3" draw:layer="layout" svg:width="0.417cm" svg:height="0.32cm" svg:x="7.662cm" svg:y="8.571cm" svg:viewBox="0 0 418 321" svg:d="M359 51c6-17 12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</draw:g>
        <draw:g>
          <svg:title>TexMaths</svg:title>
          <svg:desc>19§latex§\textbf{update} $\pmb{P_{new} \leftarrow u_{p'}}$§svg§600§TRUE§</svg:desc>
          <draw:polygon draw:style-name="gr4" draw:text-style-name="P4" draw:layer="layout" svg:width="5.821cm" svg:height="0.664cm" svg:x="1.016cm" svg:y="8.987cm" svg:viewBox="0 0 5822 665" draw:points="2911,665 0,665 0,0 5822,0 5822,665">
            <text:p/>
          </draw:polygon>
          <draw:path draw:style-name="gr3" draw:text-style-name="P3" draw:layer="layout" svg:width="0.381cm" svg:height="0.305cm" svg:x="1.046cm" svg:y="9.16cm" svg:viewBox="0 0 382 306" svg:d="M264 255v51l118-4v-30c-42 0-46 0-46-27v-245l-123 6v30c42 0 47 0 47 27v129c0 55-34 91-83 91-52 0-53-17-53-53v-230l-124 6v30c42 0 46 0 46 27v157c0 71 55 86 121 86 17 0 67 0 97-51z">
            <text:p/>
          </draw:path>
          <draw:path draw:style-name="gr3" draw:text-style-name="P3" draw:layer="layout" svg:width="0.377cm" svg:height="0.43cm" svg:x="1.466cm" svg:y="9.16cm" svg:viewBox="0 0 378 431" svg:d="M124 82c0-14 0-14 9-23 27-29 61-32 76-32 46 0 84 41 84 125 0 95-48 129-92 129-9 0-41 0-70-36-7-7-7-9-7-21zM124 276c28 22 57 30 85 30 101 0 169-61 169-154 0-89-61-152-158-152-51 0-85 21-100 32v-32l-120 6v30c42 0 46 0 46 27v338h-46v30c19 0 59-2 86-2 24 0 64 2 83 2v-30h-45z">
            <text:p/>
          </draw:path>
          <draw:path draw:style-name="gr3" draw:text-style-name="P3" draw:layer="layout" svg:width="0.377cm" svg:height="0.468cm" svg:x="1.913cm" svg:y="8.996cm" svg:viewBox="0 0 378 469" svg:d="M255 437v32l123-3v-33c-42 0-47 0-47-24v-409l-118 6v30c42 0 45 0 45 27v131c-32-27-68-31-89-31-99 0-169 59-169 154 0 88 61 152 162 152 39 0 72-15 93-32zM255 228v169c-8 12-36 48-88 48-81 0-81-80-81-128 0-32 0-68 17-95 21-28 51-34 72-34 38 0 64 21 80 40z">
            <text:p/>
          </draw:path>
          <draw:path draw:style-name="gr3" draw:text-style-name="P3" draw:layer="layout" svg:width="0.352cm" svg:height="0.307cm" svg:x="2.335cm" svg:y="9.158cm" svg:viewBox="0 0 353 308" svg:d="M230 253c0 21 0 51 70 51h33c13 0 20 0 20-15s-9-15-17-15c-41-2-41-10-41-27v-144c0-59-48-103-149-103-38 0-119 2-119 63 0 28 24 42 41 42 21 0 42-16 42-42 0-21-11-33-13-34 17-4 40-4 47-4 50 0 75 28 75 78v22c-48 4-219 10-219 107 0 64 84 76 129 76 53 0 86-27 101-55zM219 146v65c0 65-63 74-80 74-34 0-61-25-61-53 0-74 106-82 141-86z">
            <text:p/>
          </draw:path>
          <draw:path draw:style-name="gr3" draw:text-style-name="P3" draw:layer="layout" svg:width="0.242cm" svg:height="0.428cm" svg:x="2.698cm" svg:y="9.036cm" svg:viewBox="0 0 243 429" svg:d="M55 160v184c0 72 59 85 107 85 51 0 81-38 81-87v-34h-32v34c0 46-21 61-40 61-40 0-40-42-40-59v-184h99v-33h-99v-127h-30c-2 67-34 133-101 135v25z">
            <text:p/>
          </draw:path>
          <draw:path draw:style-name="gr3" draw:text-style-name="P3" draw:layer="layout" svg:width="0.309cm" svg:height="0.307cm" svg:x="3.004cm" svg:y="9.158cm" svg:viewBox="0 0 310 308" svg:d="M289 158c15 0 21 0 21-17 0-21-4-71-36-105-25-25-61-36-109-36-106 0-165 68-165 154 0 89 67 154 175 154 106 0 135-70 135-82 0-13-12-13-15-13-12 0-14 4-18 15-13 32-53 53-96 53-94 0-95-89-95-123zM86 135c1-25 1-53 17-76 17-27 43-34 62-34 80 0 80 87 82 110z">
            <text:p/>
          </draw:path>
          <draw:path draw:style-name="gr3" draw:text-style-name="P3" draw:layer="layout" svg:width="0.478cm" svg:height="0.457cm" svg:x="3.553cm" svg:y="9.00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3.975cm" svg:y="9.354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313cm" svg:y="9.35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4.556cm" svg:y="9.354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191cm" svg:y="9.11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45cm" svg:height="0.303cm" svg:x="6.025cm" svg:y="9.166cm" svg:viewBox="0 0 346 304" svg:d="M215 260c7 27 32 44 61 44 22 0 38-15 49-36 11-25 21-67 21-67 0-7-8-7-10-7-5 0-7 4-9 13-8 36-21 82-50 82-13 0-20-8-20-31 0-15 7-45 13-70l19-72c2-10 9-36 11-46 4-15 10-40 10-45 0-12-10-17-19-17-4 0-21 0-27 22-13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61cm" svg:height="0.297cm" svg:x="6.386cm" svg:y="9.35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6.692cm" svg:y="9.2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78cm" svg:height="0.457cm" svg:x="3.568cm" svg:y="8.98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3.99cm" svg:y="9.335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328cm" svg:y="9.33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4.571cm" svg:y="9.33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206cm" svg:y="9.101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45cm" svg:height="0.303cm" svg:x="6.04cm" svg:y="9.147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61cm" svg:height="0.297cm" svg:x="6.401cm" svg:y="9.335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6.707cm" svg:y="9.221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78cm" svg:height="0.457cm" svg:x="3.581cm" svg:y="9.00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2 34-102 34h-95z">
            <text:p/>
          </draw:path>
          <draw:path draw:style-name="gr3" draw:text-style-name="P3" draw:layer="layout" svg:width="0.286cm" svg:height="0.212cm" svg:x="4.005cm" svg:y="9.354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343cm" svg:y="9.35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4.586cm" svg:y="9.354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221cm" svg:y="9.11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45cm" svg:height="0.303cm" svg:x="6.053cm" svg:y="9.166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61cm" svg:height="0.297cm" svg:x="6.414cm" svg:y="9.35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6.72cm" svg:y="9.24cm" svg:viewBox="0 0 95 177" svg:d="M91 32c0 0 4-7 4-13 0-11-11-19-21-19-15 0-19 11-21 15l-51 147c-2 3-2 5-2 5 0 6 15 10 15 10 2 0 4-2 6-6z">
            <text:p/>
          </draw:path>
        </draw:g>
        <draw:custom-shape draw:style-name="gr12" draw:text-style-name="P7" draw:layer="layout" svg:width="7.112cm" svg:height="1.162cm" svg:x="10.63cm" svg:y="11.31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verify $SRES = XRES$§svg§600§TRUE§</svg:desc>
          <draw:polygon draw:style-name="gr4" draw:text-style-name="P4" draw:layer="layout" svg:width="6.763cm" svg:height="0.592cm" svg:x="10.828cm" svg:y="11.834cm" svg:viewBox="0 0 6764 593" draw:points="3382,593 0,593 0,0 6764,0 6764,593">
            <text:p/>
          </draw:polygon>
          <draw:path draw:style-name="gr3" draw:text-style-name="P3" draw:layer="layout" svg:width="0.328cm" svg:height="0.295cm" svg:x="10.841cm" svg:y="12.008cm" svg:viewBox="0 0 329 296" svg:d="M266 67c8-16 19-46 63-46v-21c-15 2-36 2-52 2-15 0-45-2-57-2v21c25 0 33 15 33 28 0 6-2 10-6 18l-68 171-74-189c-4-7-4-9-4-11 0-17 24-17 38-17v-21c-21 0-59 2-74 2-18 0-44 0-65-2v21c42 0 46 4 53 25l97 239c4 10 6 11 15 11 8 0 12-5 14-11z">
            <text:p/>
          </draw:path>
          <draw:path draw:style-name="gr3" draw:text-style-name="P3" draw:layer="layout" svg:width="0.259cm" svg:height="0.307cm" svg:x="11.18cm" svg:y="11.99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25cm" svg:height="0.295cm" svg:x="11.476cm" svg:y="12.001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143cm" svg:height="0.448cm" svg:x="11.738cm" svg:y="11.849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1.924cm" svg:y="11.824cm" svg:viewBox="0 0 219 473" svg:d="M95 184v-78c0-58 32-91 63-91 2 0 11 0 23 4-10 4-21 11-21 29 0 15 11 28 28 28 21 0 31-13 31-28 0-25-25-48-61-48-48 0-105 36-105 106v78h-53v21h53v217c0 30-7 30-53 30v21c27-2 59-2 78-2 26 0 59 0 85 2v-21h-15c-49 0-51-7-51-32v-215h78v-21z">
            <text:p/>
          </draw:path>
          <draw:path draw:style-name="gr3" draw:text-style-name="P3" draw:layer="layout" svg:width="0.328cm" svg:height="0.427cm" svg:x="12.118cm" svg:y="12.008cm" svg:viewBox="0 0 329 428" svg:d="M266 65c17-44 51-44 63-44v-21c-15 2-36 2-52 2-11 0-43-2-57-2v21c21 0 31 11 31 28 0 8 0 8-4 18l-68 163-74-181c-2-5-4-7-4-11 0-17 24-17 38-17v-21c-17 0-63 2-74 2-18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396cm" svg:height="0.487cm" svg:x="12.713cm" svg:y="11.824cm" svg:viewBox="0 0 397 488" svg:d="M397 8c0-4 0-8-6-8-3 0-5 0-13 10l-32 38c-17-31-52-48-95-48-86 0-167 78-167 158 0 55 36 85 70 95l72 19c25 5 63 17 63 72 0 59-55 124-122 124-43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3.152cm" svg:y="11.8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3.661cm" svg:y="11.8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4.201cm" svg:y="11.8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46cm" svg:height="0.157cm" svg:x="14.835cm" svg:y="12.0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552cm" svg:height="0.457cm" svg:x="15.517cm" svg:y="11.839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16.131cm" svg:y="11.8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6.638cm" svg:y="11.8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7.178cm" svg:y="11.8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</draw:g>
        <draw:custom-shape draw:style-name="gr13" draw:text-style-name="P7" draw:layer="layout" svg:width="18.316cm" svg:height="0.762cm" svg:x="9.37cm" svg:y="2.456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2.893cm" svg:height="0.962cm" svg:x="0.579cm" svg:y="6.338cm">
          <draw:text-box>
            <text:p><text:span text:style-name="T1">BOX B</text:span></text:p>
          </draw:text-box>
        </draw:frame>
        <draw:frame draw:style-name="gr14" draw:text-style-name="P8" draw:layer="layout" svg:width="2.893cm" svg:height="0.962cm" svg:x="24.58cm" svg:y="2.338cm">
          <draw:text-box>
            <text:p><text:span text:style-name="T1">BOX A</text:span></text:p>
          </draw:text-box>
        </draw:frame>
        <draw:g>
          <svg:title>TexMaths</svg:title>
          <svg:desc>19§latex§$\pmb{RAND  \leftarrow  E_{\kappa}\left(u = \left(p',SQN\right)\right) }$§svg§600§TRUE§</svg:desc>
          <draw:polygon draw:style-name="gr4" draw:text-style-name="P4" draw:layer="layout" svg:width="8.914cm" svg:height="0.687cm" svg:x="13.116cm" svg:y="1.464cm" svg:viewBox="0 0 8915 688" draw:points="4458,688 0,688 0,0 8915,0 8915,688">
            <text:p/>
          </draw:polygon>
          <draw:path draw:style-name="gr3" draw:text-style-name="P3" draw:layer="layout" svg:width="0.478cm" svg:height="0.472cm" svg:x="13.143cm" svg:y="1.527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1 0 11-6 32-10 47-4 19-9 44-9 57 0 72 80 72 89 72 57 0 80-68 80-78 0-7-8-7-8-7-5 0-7 4-9 9-17 50-46 61-61 61-23 0-27-15-27-42 0-19 4-53 6-76 2-9 4-21 4-30 0-51-46-72-63-80z">
            <text:p/>
          </draw:path>
          <draw:path draw:style-name="gr3" draw:text-style-name="P3" draw:layer="layout" svg:width="0.459cm" svg:height="0.48cm" svg:x="13.65cm" svg:y="1.506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4.152cm" svg:y="1.52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4.76cm" svg:y="1.527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594cm" svg:height="0.349cm" svg:x="15.525cm" svg:y="1.643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16.363cm" svg:y="1.529cm" svg:viewBox="0 0 487 456" svg:d="M448 300c2-3 4-7 4-9s0-8-7-8c-6 0-8 4-10 8-44 99-68 144-182 144h-99c-8 0-10 0-13 0-8-2-10-2-10-7 0-2 0-4 4-16l46-182h66c57 0 57 13 57 30 0 4 0 14-6 33 0 4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256cm" svg:height="0.212cm" svg:x="16.865cm" svg:y="1.878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17.353cm" svg:y="1.483cm" svg:viewBox="0 0 158 669" svg:d="M158 663c0-2 0-3-14-15-83-83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45cm" svg:height="0.303cm" svg:x="17.566cm" svg:y="1.688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446cm" svg:height="0.157cm" svg:x="18.149cm" svg:y="1.73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57cm" svg:height="0.668cm" svg:x="18.883cm" svg:y="1.483cm" svg:viewBox="0 0 158 669" svg:d="M158 663c0-2 0-3-14-15-83-83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49cm" svg:height="0.427cm" svg:x="19.054cm" svg:y="1.688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9.432cm" svg:y="1.47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19.654cm" svg:y="1.91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96cm" svg:height="0.488cm" svg:x="19.928cm" svg:y="1.513cm" svg:viewBox="0 0 397 489" svg:d="M397 8c0-4 0-8-6-8-3 0-5 0-13 10l-32 38c-17-31-51-48-95-48-86 0-165 78-165 158 0 55 34 85 68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20.372cm" svg:y="1.513cm" svg:viewBox="0 0 464 603" svg:d="M260 468c105-38 204-158 204-287 0-109-73-181-171-181-145 0-293 152-293 308 0 112 76 179 171 179 17 0 40-2 67-10-2 42-2 44-2 51 0 21 0 75 55 75 80 0 112-124 112-130 0-5-6-7-8-7-5 0-7 4-7 7-17 48-55 65-80 65-31 0-40-19-48-70zM135 464c-53-21-76-74-76-135 0-46 17-141 68-213 50-68 112-99 162-99 66 0 116 51 116 143 0 66-34 222-148 285-2-23-10-72-59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20.893cm" svg:y="1.52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157cm" svg:height="0.668cm" svg:x="21.512cm" svg:y="1.483cm" svg:viewBox="0 0 158 669" svg:d="M158 335c0-52-8-134-46-210-40-81-99-125-104-125-6 0-8 2-8 8 0 2 0 2 13 15 67 66 105 173 105 312 0 115-25 233-108 317-10 8-10 9-10 11 0 4 2 6 8 6 5 0 66-46 106-129 34-74 44-148 44-205z">
            <text:p/>
          </draw:path>
          <draw:path draw:style-name="gr3" draw:text-style-name="P3" draw:layer="layout" svg:width="0.157cm" svg:height="0.668cm" svg:x="21.778cm" svg:y="1.483cm" svg:viewBox="0 0 158 669" svg:d="M158 335c0-52-8-134-46-210-40-81-99-125-104-125-6 0-8 2-8 8 0 2 0 2 13 15 67 66 105 173 105 312 0 115-25 233-108 317-10 8-10 9-10 11 0 4 2 6 8 6 5 0 66-46 106-129 34-74 44-148 44-205z">
            <text:p/>
          </draw:path>
          <draw:path draw:style-name="gr3" draw:text-style-name="P3" draw:layer="layout" svg:width="0.478cm" svg:height="0.472cm" svg:x="13.158cm" svg:y="1.51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1 0 11-6 32-10 47-4 19-9 44-9 57 0 72 80 72 89 72 57 0 80-68 80-78 0-7-8-7-8-7-5 0-7 4-9 9-17 50-46 61-61 61-23 0-27-15-27-42 0-19 4-53 6-76 2-9 4-21 4-30 0-51-46-72-63-80z">
            <text:p/>
          </draw:path>
          <draw:path draw:style-name="gr3" draw:text-style-name="P3" draw:layer="layout" svg:width="0.459cm" svg:height="0.48cm" svg:x="13.665cm" svg:y="1.48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4.167cm" svg:y="1.51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4.775cm" svg:y="1.51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594cm" svg:height="0.349cm" svg:x="15.54cm" svg:y="1.624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16.378cm" svg:y="1.511cm" svg:viewBox="0 0 487 456" svg:d="M448 300c2-3 4-7 4-9s0-8-7-8c-6 0-8 4-10 8-44 99-68 144-182 144h-99c-8 0-10 0-13 0-8-2-10-2-10-7 0-2 0-4 4-16l46-182h66c57 0 57 13 57 30 0 4 0 14-6 33 0 4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256cm" svg:height="0.212cm" svg:x="16.88cm" svg:y="1.859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17.368cm" svg:y="1.464cm" svg:viewBox="0 0 158 669" svg:d="M158 663c0-2 0-3-14-15-83-83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45cm" svg:height="0.303cm" svg:x="17.581cm" svg:y="1.669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446cm" svg:height="0.157cm" svg:x="18.164cm" svg:y="1.72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57cm" svg:height="0.668cm" svg:x="18.896cm" svg:y="1.464cm" svg:viewBox="0 0 158 669" svg:d="M158 663c0-2 0-3-14-15-83-83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49cm" svg:height="0.427cm" svg:x="19.069cm" svg:y="1.669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9.447cm" svg:y="1.462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079cm" svg:height="0.2cm" svg:x="19.669cm" svg:y="1.89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96cm" svg:height="0.488cm" svg:x="19.943cm" svg:y="1.494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20.387cm" svg:y="1.494cm" svg:viewBox="0 0 464 603" svg:d="M260 468c105-38 204-158 204-287 0-109-73-181-171-181-145 0-293 152-293 308 0 112 76 179 171 179 17 0 40-2 67-10-2 42-2 44-2 51 0 21 0 75 55 75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20.906cm" svg:y="1.51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157cm" svg:height="0.668cm" svg:x="21.526cm" svg:y="1.464cm" svg:viewBox="0 0 158 669" svg:d="M158 335c0-52-8-134-46-210-40-81-99-125-104-125-6 0-8 2-8 8 0 2 0 2 13 15 67 66 105 173 105 312 0 115-25 233-108 317-10 8-10 9-10 11 0 4 2 6 8 6 5 0 66-46 106-129 34-74 44-148 44-205z">
            <text:p/>
          </draw:path>
          <draw:path draw:style-name="gr3" draw:text-style-name="P3" draw:layer="layout" svg:width="0.157cm" svg:height="0.668cm" svg:x="21.793cm" svg:y="1.464cm" svg:viewBox="0 0 158 669" svg:d="M158 335c0-52-8-134-46-210-40-81-99-125-104-125-6 0-8 2-8 8 0 2 0 2 13 15 67 66 105 173 105 312 0 115-25 233-108 317-10 8-10 9-10 11 0 4 2 6 8 6 5 0 66-46 106-129 34-74 44-148 44-205z">
            <text:p/>
          </draw:path>
          <draw:path draw:style-name="gr3" draw:text-style-name="P3" draw:layer="layout" svg:width="0.478cm" svg:height="0.472cm" svg:x="13.173cm" svg:y="1.527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1 0 11-6 32-10 47-4 19-9 44-9 57 0 72 80 72 89 72 57 0 80-68 80-78 0-7-8-7-8-7-5 0-7 4-9 9-17 50-46 61-61 61-23 0-27-15-27-42 0-19 4-53 6-76 2-9 4-21 4-30 0-51-46-72-63-80z">
            <text:p/>
          </draw:path>
          <draw:path draw:style-name="gr3" draw:text-style-name="P3" draw:layer="layout" svg:width="0.459cm" svg:height="0.48cm" svg:x="13.678cm" svg:y="1.506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4.182cm" svg:y="1.52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4.79cm" svg:y="1.527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594cm" svg:height="0.349cm" svg:x="15.554cm" svg:y="1.643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16.394cm" svg:y="1.529cm" svg:viewBox="0 0 487 456" svg:d="M448 300c2-3 4-7 4-9s0-8-7-8c-6 0-8 4-10 8-44 99-68 144-182 144h-97c-10 0-12 0-15 0-8-2-10-2-10-7 0-2 0-4 4-16l46-182h66c57 0 57 13 57 30 0 4 0 14-6 33 0 4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256cm" svg:height="0.212cm" svg:x="16.893cm" svg:y="1.878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17.382cm" svg:y="1.483cm" svg:viewBox="0 0 158 669" svg:d="M158 663c0-2 0-3-14-15-83-83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45cm" svg:height="0.303cm" svg:x="17.596cm" svg:y="1.688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446cm" svg:height="0.157cm" svg:x="18.18cm" svg:y="1.73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57cm" svg:height="0.668cm" svg:x="18.911cm" svg:y="1.483cm" svg:viewBox="0 0 158 669" svg:d="M158 663c0-2 0-3-14-15-83-83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49cm" svg:height="0.427cm" svg:x="19.084cm" svg:y="1.688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9.462cm" svg:y="1.479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079cm" svg:height="0.2cm" svg:x="19.684cm" svg:y="1.91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96cm" svg:height="0.488cm" svg:x="19.958cm" svg:y="1.513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20.403cm" svg:y="1.513cm" svg:viewBox="0 0 464 603" svg:d="M260 468c105-38 204-158 204-287 0-109-73-181-171-181-145 0-293 152-293 308 0 112 74 179 171 179 17 0 40-2 67-10-4 42-4 44-4 51 0 21 0 75 57 75 80 0 112-124 112-130 0-5-6-7-8-7-5 0-7 4-7 7-17 48-55 65-80 65-31 0-40-19-48-70zM135 464c-53-21-76-74-76-135 0-46 17-141 68-213 50-68 112-99 162-99 66 0 116 51 116 143 0 66-34 222-148 285-2-23-10-72-59-72-35 0-69 34-69 68 0 13 6 21 6 23zM175 471c-10 0-31 0-31-30 0-27 27-53 54-53 28 0 41 17 41 57 0 9 0 11-7 13-17 8-38 13-57 13z">
            <text:p/>
          </draw:path>
          <draw:path draw:style-name="gr3" draw:text-style-name="P3" draw:layer="layout" svg:width="0.563cm" svg:height="0.457cm" svg:x="20.921cm" svg:y="1.52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157cm" svg:height="0.668cm" svg:x="21.541cm" svg:y="1.483cm" svg:viewBox="0 0 158 669" svg:d="M158 335c0-52-8-134-46-210-40-81-99-125-104-125-6 0-8 2-8 8 0 2 0 2 13 15 67 66 105 173 105 312 0 115-25 233-108 317-10 8-10 9-10 11 0 4 2 6 8 6 5 0 66-46 106-129 34-74 44-148 44-205z">
            <text:p/>
          </draw:path>
          <draw:path draw:style-name="gr3" draw:text-style-name="P3" draw:layer="layout" svg:width="0.157cm" svg:height="0.668cm" svg:x="21.809cm" svg:y="1.483cm" svg:viewBox="0 0 158 669" svg:d="M158 335c0-52-8-134-46-210-40-81-99-125-104-125-6 0-8 2-8 8 0 2 0 2 13 15 67 66 105 173 105 312 0 115-25 233-108 317-10 8-10 9-10 11 0 4 2 6 8 6 5 0 66-46 106-129 34-74 44-148 44-205z">
            <text:p/>
          </draw:path>
        </draw:g>
        <draw:frame draw:style-name="gr14" draw:text-style-name="P8" draw:layer="layout" svg:width="2.893cm" svg:height="0.962cm" svg:x="25.281cm" svg:y="4.138cm">
          <draw:text-box>
            <text:p><text:span text:style-name="T1">UMTS</text:span></text:p>
          </draw:text-box>
        </draw:frame>
        <draw:line draw:style-name="gr5" draw:text-style-name="P5" draw:layer="layout" svg:x1="14.325cm" svg:y1="5.924cm" svg:x2="25.409cm" svg:y2="5.913cm">
          <text:p/>
        </draw:line>
        <draw:g>
          <svg:title>TexMaths</svg:title>
          <svg:desc>19§latex§$RAND,AUTN,XRES,K_{ASME}$§svg§600§TRUE§</svg:desc>
          <draw:polygon draw:style-name="gr4" draw:text-style-name="P4" draw:layer="layout" svg:width="9.497cm" svg:height="0.584cm" svg:x="15.137cm" svg:y="5.147cm" svg:viewBox="0 0 9498 585" draw:points="4748,585 0,585 0,0 9498,0 9498,585">
            <text:p/>
          </draw:polygon>
          <draw:path draw:style-name="gr3" draw:text-style-name="P3" draw:layer="layout" svg:width="0.478cm" svg:height="0.472cm" svg:x="15.164cm" svg:y="5.145cm" svg:viewBox="0 0 479 473" svg:d="M224 46c4-16 6-23 19-25 6 0 27 0 40 0 48 0 122 0 122 66 0 23-10 69-36 95-18 17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3-9 9-17 50-46 61-61 61-23 0-27-15-27-42 0-19 4-53 6-76 2-9 4-21 4-30 0-52-46-73-63-80z">
            <text:p/>
          </draw:path>
          <draw:path draw:style-name="gr3" draw:text-style-name="P3" draw:layer="layout" svg:width="0.459cm" svg:height="0.48cm" svg:x="15.671cm" svg:y="5.124cm" svg:viewBox="0 0 460 481" svg:d="M97 403c-27 45-53 55-84 57-7 0-13 0-13 13 0 4 4 8 9 8 18 0 38-2 57-2 23 0 46 2 67 2 4 0 13 0 13-14 0-7-5-7-11-7-15-2-31-8-31-25 0-8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6.172cm" svg:y="5.145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text-style-name="P3" draw:layer="layout" svg:width="0.512cm" svg:height="0.457cm" svg:x="16.78cm" svg:y="5.145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8 0-2 0-3 4-15z">
            <text:p/>
          </draw:path>
          <draw:path draw:style-name="gr3" draw:text-style-name="P3" draw:layer="layout" svg:width="0.079cm" svg:height="0.2cm" svg:x="17.381cm" svg:y="5.5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7.643cm" svg:y="5.124cm" svg:viewBox="0 0 460 481" svg:d="M97 403c-27 45-53 55-84 57-7 0-13 0-13 13 0 4 4 8 9 8 18 0 38-2 57-2 23 0 46 2 67 2 4 0 13 0 13-14 0-7-5-7-11-7-15-2-31-8-31-25 0-8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3" draw:text-style-name="P3" draw:layer="layout" svg:width="0.464cm" svg:height="0.472cm" svg:x="18.162cm" svg:y="5.145cm" svg:viewBox="0 0 465 473" svg:d="M380 70c8-26 19-47 74-49 2 0 11 0 11-13 0 0 0-8-9-8-23 0-46 2-68 2-23 0-48-2-71-2-4 0-11 0-11 13 0 8 6 8 11 8 38 0 46 15 46 28 0 4 0 14-2 16l-61 239c-23 89-99 148-165 148-46 0-82-30-82-87 0-2 0-23 6-53l66-261c6-24 6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8.661cm" svg:y="5.149cm" svg:viewBox="0 0 456 454" svg:d="M270 48c5-19 7-23 15-25s28-2 44-2c66 0 97 2 97 55 0 10-2 36-6 53 0 4-2 12-2 14 0 3 2 7 8 7 7 0 9-4 11-15l17-116c2-4 2-9 2-11 0-8-8-8-19-8h-371c-17 0-17 0-22 13l-40 118c0 2-4 11-4 13 0 4 4 6 8 6 7 0 7-2 11-13 36-105 53-116 154-116h25c19 0 19 2 19 8 0 3-2 13-2 15l-90 357c-7 25-9 32-79 32-25 0-29 0-29 14 0 7 8 7 11 7 18 0 37-2 56-2s38 0 57 0 38 0 55 0c19 0 40 2 59 2 5 0 15 0 15-13 0-8-6-8-23-8s-27 0-44-2c-19-2-24-3-24-13 0-2 0-6 1-15z">
            <text:p/>
          </draw:path>
          <draw:path draw:style-name="gr3" draw:text-style-name="P3" draw:layer="layout" svg:width="0.563cm" svg:height="0.457cm" svg:x="19.152cm" svg:y="5.145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text-style-name="P3" draw:layer="layout" svg:width="0.079cm" svg:height="0.2cm" svg:x="19.754cm" svg:y="5.5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552cm" svg:height="0.457cm" svg:x="20.01cm" svg:y="5.145cm" svg:viewBox="0 0 553 458" svg:d="M308 182l-57-133c-2-5-4-7-4-9 0-4 11-17 40-19 6 0 13-2 13-13 0-8-7-8-9-8-29 0-57 2-86 2-17 0-57-2-74-2-4 0-13 0-13 13 0 8 7 8 17 8 40 0 44 6 49 21l80 188-142 152-8 8c-34 34-65 45-99 47-9 0-15 0-15 13 0 2 0 8 9 8 19 0 42-2 63-2 25 0 51 2 74 2 4 0 14 0 14-13 0-8-8-8-10-8-6 0-27-2-27-21 0-9 12-21 19-30l69-72 59-65 68 160c4 7 4 7 4 9 0 6-13 17-40 19-6 0-13 2-13 13 0 8 7 8 11 8 19 0 65-2 84-2 17 0 57 2 74 2 6 0 13 0 13-13 0-8-7-8-11-8-46 0-48-2-59-28-27-63-70-168-86-208 46-47 116-127 137-146 19-17 46-32 86-34 7 0 15 0 15-13 0 0 0-8-10-8-21 0-41 2-62 2-25 0-52-2-74-2-4 0-14 0-14 13 0 6 4 8 8 8 6 0 26 2 26 21 0 9-7 17-11 25z">
            <text:p/>
          </draw:path>
          <draw:path draw:style-name="gr3" draw:text-style-name="P3" draw:layer="layout" svg:width="0.478cm" svg:height="0.472cm" svg:x="20.624cm" svg:y="5.145cm" svg:viewBox="0 0 479 473" svg:d="M224 46c4-16 6-23 19-25 6 0 27 0 40 0 48 0 124 0 124 66 0 23-12 69-38 95-18 17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3-9 9-17 50-46 61-61 61-23 0-27-15-27-42 0-19 4-53 6-76 2-9 4-21 4-30 0-52-46-73-63-80z">
            <text:p/>
          </draw:path>
          <draw:path draw:style-name="gr3" draw:text-style-name="P3" draw:layer="layout" svg:width="0.486cm" svg:height="0.455cm" svg:x="21.131cm" svg:y="5.147cm" svg:viewBox="0 0 487 456" svg:d="M448 300c2-4 4-7 4-9s0-8-7-8c-6 0-8 4-10 8-44 99-68 144-182 144h-99c-8 0-10 0-13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96cm" svg:height="0.487cm" svg:x="21.671cm" svg:y="5.13cm" svg:viewBox="0 0 397 488" svg:d="M397 8c0-4 0-8-6-8-3 0-5 0-13 10l-32 38c-17-31-52-48-95-48-86 0-166 78-166 158 0 55 35 85 69 95l72 19c25 5 63 17 63 72 0 59-55 123-122 123-44 0-118-15-118-98 0-16 4-33 4-36 2-2 2-4 2-4 0-8-4-8-8-8-3 0-5 0-7 2s-40 156-40 158c0 4 4 7 8 7 3 0 3-2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079cm" svg:height="0.2cm" svg:x="22.102cm" svg:y="5.53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569cm" svg:height="0.457cm" svg:x="22.366cm" svg:y="5.145cm" svg:viewBox="0 0 570 458" svg:d="M315 186c0-2-3-5-3-7s13-12 20-17l116-90c63-47 90-49 111-51 5 0 11-2 11-13 0-4-2-8-8-8-15 0-30 2-47 2-25 0-50-2-74-2-4 0-14 0-14 13 0 6 4 8 10 8 13 2 21 4 21 13 0 13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7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352cm" svg:height="0.333cm" svg:x="22.933cm" svg:y="5.369cm" svg:viewBox="0 0 353 334" svg:d="M70 279c-17 25-32 38-59 40-5 0-11 0-11 10 0 4 4 5 6 5 13 0 28-1 41-1 16 0 35 1 48 1 2 0 9 0 9-9 0-6-5-6-7-6-4-2-21-2-21-15 0-6 6-13 8-17l38-59h133l11 78c-2 6-4 13-32 13-6 0-12 0-12 10 0 2 2 5 8 5 13 0 45-1 61-1 7 0 19 1 26 1 10 0 19 0 27 0 7 0 9-3 9-9s-5-6-13-6c-27 0-27-4-28-15l-42-291c-2-9-2-13-12-13-9 0-11 4-15 11zM133 211l97-154 23 154z">
            <text:p/>
          </draw:path>
          <draw:path draw:style-name="gr3" draw:text-style-name="P3" draw:layer="layout" svg:width="0.297cm" svg:height="0.339cm" svg:x="23.341cm" svg:y="5.373cm" svg:viewBox="0 0 298 340" svg:d="M298 6c0-2-2-6-5-6-4 0-4 0-10 6l-23 28c-19-26-47-34-76-34-66 0-125 53-125 108 0 6 2 25 15 42 17 19 34 25 67 31 7 3 32 7 39 9 14 4 44 15 44 49 0 38-40 84-95 84-40 0-91-15-91-66 0-6 2-16 4-25 0-2 0-2 0-2 0-6-6-6-8-6-6 0-7 0-9 10l-23 93c-2 2-2 5-2 7s2 6 6 6c3 0 3 0 9-7 6-6 19-20 23-25 25 26 63 32 91 32 70 0 127-61 127-116 0-21-7-40-19-51-15-17-22-19-83-32-10-4-25-6-31-8-11-4-30-17-30-44 0-36 42-74 91-74 50 0 74 29 74 74 0 6-2 15-2 21s6 6 8 6c8 0 8-2 10-10z">
            <text:p/>
          </draw:path>
          <draw:path draw:style-name="gr3" draw:text-style-name="P3" draw:layer="layout" svg:width="0.499cm" svg:height="0.32cm" svg:x="23.695cm" svg:y="5.382cm" svg:viewBox="0 0 500 321" svg:d="M445 38c3-17 5-21 39-21 10 0 16 0 16-9 0-8-6-8-14-8h-64c-14 0-14 0-19 10l-183 267-45-264c-2-13-2-13-17-13h-67c-9 0-15 0-15 10 0 7 6 7 15 7 8 0 10 0 19 0 8 2 10 2 10 8 0 0 0 3-2 9l-59 238c-4 15-12 30-50 32-3 0-9 0-9 11 0 0 0 6 8 6 13 0 32-2 47-2 11 0 40 2 51 2 2 0 8 0 8-9 0-8-6-8-10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text-style-name="P3" draw:layer="layout" svg:width="0.362cm" svg:height="0.318cm" svg:x="24.249cm" svg:y="5.384cm" svg:viewBox="0 0 363 319" svg:d="M340 211c2-6 2-8 2-10s-2-5-8-5c0 0-3 0-5 2 0 0 0 1-6 13-30 68-55 91-131 91h-80c-15 0-15 0-15-4 0-2 0-4 2-11l30-125h53c36 0 42 5 42 22 0 4 0 12-2 21-2 4-2 4-2 6 0 0 0 6 8 6s8-2 9-10l25-104c2-6 2-6 2-6 0-6-4-8-8-8-5 0-5 4-9 14-10 36-25 41-65 41h-49l28-112c4-13 6-15 25-15h76c63 0 78 13 78 55 0 12-2 25-2 29s2 7 8 7c7 0 7-3 7-13l10-82c2-13-2-13-13-13h-259c-9 0-15 0-15 10 0 7 6 7 15 7 8 0 10 0 17 0 10 2 12 2 12 8 0 4-2 7-2 9l-63 247c-4 17-4 21-42 21-7 0-13 0-13 12 0 5 6 5 13 5h266c12 0 14 0 17-7z">
            <text:p/>
          </draw:path>
        </draw:g>
        <draw:frame draw:style-name="gr14" draw:text-style-name="P8" draw:layer="layout" svg:width="2.893cm" svg:height="0.962cm" svg:x="25.282cm" svg:y="5.438cm">
          <draw:text-box>
            <text:p><text:span text:style-name="T1">LTE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5:17:36.919052905</meta:creation-date>
    <dc:date>2017-07-23T13:15:41.556020117</dc:date>
    <meta:editing-duration>PT2H8M20S</meta:editing-duration>
    <meta:editing-cycles>7</meta:editing-cycles>
    <meta:generator>LibreOffice/5.1.6.2$Linux_X86_64 LibreOffice_project/10m0$Build-2</meta:generator>
    <meta:document-statistic meta:object-count="835"/>
  </office:meta>
</office:document-meta>
</file>